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остат на 4</text:p>
          </table:table-cell>
          <table:table-cell office:value-type="string" calcext:value-type="string">
            <text:p>Остат *2</text:p>
          </table:table-cell>
          <table:table-cell office:value-type="string" calcext:value-type="string">
            <text:p>остат в 4 сс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1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2];4)" office:value-type="string" office:string-value="1" calcext:value-type="string">
            <text:p>1</text:p>
          </table:table-cell>
          <table:table-cell table:formula="of:=MOD([.A2];4)" office:value-type="float" office:value="1" calcext:value-type="float">
            <text:p>1</text:p>
          </table:table-cell>
          <table:table-cell table:formula="of:=[.C2]*2" office:value-type="float" office:value="2" calcext:value-type="float">
            <text:p>2</text:p>
          </table:table-cell>
          <table:table-cell table:formula="of:=BASE([.D2];4)" office:value-type="string" office:string-value="2" calcext:value-type="string">
            <text:p>2</text:p>
          </table:table-cell>
          <table:table-cell table:formula="of:=CONCATENATE([.B2];[.E2])" office:value-type="string" office:string-value="12" calcext:value-type="string">
            <text:p>12</text:p>
          </table:table-cell>
          <table:table-cell table:formula="of:=DECIMAL([.F2:.F36];4)" office:value-type="float" office:value="6" calcext:value-type="float">
            <text:p>6</text:p>
          </table:table-cell>
          <table:table-cell table:formula="of:=COM.MICROSOFT.MAXIFS([.G2:.G141];[.G2:.G141];&quot;&lt;300&quot;)" office:value-type="float" office:value="294" calcext:value-type="float">
            <text:p>294</text:p>
          </table:table-cell>
          <table:table-cell/>
          <table:table-cell table:style-name="ce1" office:value-type="string" calcext:value-type="string">
            <text:p>ЛУЧШЕ ПРОТЯНУТЬ СЛИШКОМ МНОГО ЧЕМ НЕ ДОТЯНУТЬ И ПОЛУЧИТЬ НЕВЕРНЫЙ ОТВЕТ</text:p>
          </table:table-cell>
          <table:table-cell table:style-name="ce1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3];4)" office:value-type="string" office:string-value="2" calcext:value-type="string">
            <text:p>2</text:p>
          </table:table-cell>
          <table:table-cell table:formula="of:=MOD([.A3];4)" office:value-type="float" office:value="2" calcext:value-type="float">
            <text:p>2</text:p>
          </table:table-cell>
          <table:table-cell table:formula="of:=[.C3]*2" office:value-type="float" office:value="4" calcext:value-type="float">
            <text:p>4</text:p>
          </table:table-cell>
          <table:table-cell table:formula="of:=BASE([.D3];4)" office:value-type="string" office:string-value="10" calcext:value-type="string">
            <text:p>10</text:p>
          </table:table-cell>
          <table:table-cell table:formula="of:=CONCATENATE([.B3];[.E3])" office:value-type="string" office:string-value="210" calcext:value-type="string">
            <text:p>210</text:p>
          </table:table-cell>
          <table:table-cell table:formula="of:=DECIMAL([.F3:.F37];4)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4];4)" office:value-type="string" office:string-value="3" calcext:value-type="string">
            <text:p>3</text:p>
          </table:table-cell>
          <table:table-cell table:formula="of:=MOD([.A4];4)" office:value-type="float" office:value="3" calcext:value-type="float">
            <text:p>3</text:p>
          </table:table-cell>
          <table:table-cell table:formula="of:=[.C4]*2" office:value-type="float" office:value="6" calcext:value-type="float">
            <text:p>6</text:p>
          </table:table-cell>
          <table:table-cell table:formula="of:=BASE([.D4];4)" office:value-type="string" office:string-value="12" calcext:value-type="string">
            <text:p>12</text:p>
          </table:table-cell>
          <table:table-cell table:formula="of:=CONCATENATE([.B4];[.E4])" office:value-type="string" office:string-value="312" calcext:value-type="string">
            <text:p>312</text:p>
          </table:table-cell>
          <table:table-cell table:formula="of:=DECIMAL([.F4:.F38];4)"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5];4)" office:value-type="string" office:string-value="10" calcext:value-type="string">
            <text:p>10</text:p>
          </table:table-cell>
          <table:table-cell table:formula="of:=MOD([.A5];4)" office:value-type="float" office:value="0" calcext:value-type="float">
            <text:p>0</text:p>
          </table:table-cell>
          <table:table-cell table:formula="of:=[.C5]*2" office:value-type="float" office:value="0" calcext:value-type="float">
            <text:p>0</text:p>
          </table:table-cell>
          <table:table-cell table:formula="of:=BASE([.D5];4)" office:value-type="string" office:string-value="0" calcext:value-type="string">
            <text:p>0</text:p>
          </table:table-cell>
          <table:table-cell table:formula="of:=CONCATENATE([.B5];RIGHT([.B5];2))" office:value-type="string" office:string-value="1010" calcext:value-type="string">
            <text:p>1010</text:p>
          </table:table-cell>
          <table:table-cell table:formula="of:=DECIMAL([.F5:.F39];4)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6];4)" office:value-type="string" office:string-value="11" calcext:value-type="string">
            <text:p>11</text:p>
          </table:table-cell>
          <table:table-cell table:formula="of:=MOD([.A6];4)" office:value-type="float" office:value="1" calcext:value-type="float">
            <text:p>1</text:p>
          </table:table-cell>
          <table:table-cell table:formula="of:=[.C6]*2" office:value-type="float" office:value="2" calcext:value-type="float">
            <text:p>2</text:p>
          </table:table-cell>
          <table:table-cell table:formula="of:=BASE([.D6];4)" office:value-type="string" office:string-value="2" calcext:value-type="string">
            <text:p>2</text:p>
          </table:table-cell>
          <table:table-cell table:formula="of:=CONCATENATE([.B6];[.E6])" office:value-type="string" office:string-value="112" calcext:value-type="string">
            <text:p>112</text:p>
          </table:table-cell>
          <table:table-cell table:formula="of:=DECIMAL([.F6:.F40];4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7];4)" office:value-type="string" office:string-value="12" calcext:value-type="string">
            <text:p>12</text:p>
          </table:table-cell>
          <table:table-cell table:formula="of:=MOD([.A7];4)" office:value-type="float" office:value="2" calcext:value-type="float">
            <text:p>2</text:p>
          </table:table-cell>
          <table:table-cell table:formula="of:=[.C7]*2" office:value-type="float" office:value="4" calcext:value-type="float">
            <text:p>4</text:p>
          </table:table-cell>
          <table:table-cell table:formula="of:=BASE([.D7];4)" office:value-type="string" office:string-value="10" calcext:value-type="string">
            <text:p>10</text:p>
          </table:table-cell>
          <table:table-cell table:formula="of:=CONCATENATE([.B7];[.E7])" office:value-type="string" office:string-value="1210" calcext:value-type="string">
            <text:p>1210</text:p>
          </table:table-cell>
          <table:table-cell table:formula="of:=DECIMAL([.F7:.F41];4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8];4)" office:value-type="string" office:string-value="13" calcext:value-type="string">
            <text:p>13</text:p>
          </table:table-cell>
          <table:table-cell table:formula="of:=MOD([.A8];4)" office:value-type="float" office:value="3" calcext:value-type="float">
            <text:p>3</text:p>
          </table:table-cell>
          <table:table-cell table:formula="of:=[.C8]*2" office:value-type="float" office:value="6" calcext:value-type="float">
            <text:p>6</text:p>
          </table:table-cell>
          <table:table-cell table:formula="of:=BASE([.D8];4)" office:value-type="string" office:string-value="12" calcext:value-type="string">
            <text:p>12</text:p>
          </table:table-cell>
          <table:table-cell table:formula="of:=CONCATENATE([.B8];[.E8])" office:value-type="string" office:string-value="1312" calcext:value-type="string">
            <text:p>1312</text:p>
          </table:table-cell>
          <table:table-cell table:formula="of:=DECIMAL([.F8:.F42];4)"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9];4)" office:value-type="string" office:string-value="20" calcext:value-type="string">
            <text:p>20</text:p>
          </table:table-cell>
          <table:table-cell table:formula="of:=MOD([.A9];4)" office:value-type="float" office:value="0" calcext:value-type="float">
            <text:p>0</text:p>
          </table:table-cell>
          <table:table-cell table:formula="of:=[.C9]*2" office:value-type="float" office:value="0" calcext:value-type="float">
            <text:p>0</text:p>
          </table:table-cell>
          <table:table-cell table:formula="of:=BASE([.D9];4)" office:value-type="string" office:string-value="0" calcext:value-type="string">
            <text:p>0</text:p>
          </table:table-cell>
          <table:table-cell table:formula="of:=CONCATENATE([.B9];RIGHT([.B9];2))" office:value-type="string" office:string-value="2020" calcext:value-type="string">
            <text:p>2020</text:p>
          </table:table-cell>
          <table:table-cell table:formula="of:=DECIMAL([.F9:.F43];4)"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0];4)" office:value-type="string" office:string-value="21" calcext:value-type="string">
            <text:p>21</text:p>
          </table:table-cell>
          <table:table-cell table:formula="of:=MOD([.A10];4)" office:value-type="float" office:value="1" calcext:value-type="float">
            <text:p>1</text:p>
          </table:table-cell>
          <table:table-cell table:formula="of:=[.C10]*2" office:value-type="float" office:value="2" calcext:value-type="float">
            <text:p>2</text:p>
          </table:table-cell>
          <table:table-cell table:formula="of:=BASE([.D10];4)" office:value-type="string" office:string-value="2" calcext:value-type="string">
            <text:p>2</text:p>
          </table:table-cell>
          <table:table-cell table:formula="of:=CONCATENATE([.B10];[.E10])" office:value-type="string" office:string-value="212" calcext:value-type="string">
            <text:p>212</text:p>
          </table:table-cell>
          <table:table-cell table:formula="of:=DECIMAL([.F10:.F44];4)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1];4)" office:value-type="string" office:string-value="22" calcext:value-type="string">
            <text:p>22</text:p>
          </table:table-cell>
          <table:table-cell table:formula="of:=MOD([.A11];4)" office:value-type="float" office:value="2" calcext:value-type="float">
            <text:p>2</text:p>
          </table:table-cell>
          <table:table-cell table:formula="of:=[.C11]*2" office:value-type="float" office:value="4" calcext:value-type="float">
            <text:p>4</text:p>
          </table:table-cell>
          <table:table-cell table:formula="of:=BASE([.D11];4)" office:value-type="string" office:string-value="10" calcext:value-type="string">
            <text:p>10</text:p>
          </table:table-cell>
          <table:table-cell table:formula="of:=CONCATENATE([.B11];[.E11])" office:value-type="string" office:string-value="2210" calcext:value-type="string">
            <text:p>2210</text:p>
          </table:table-cell>
          <table:table-cell table:formula="of:=DECIMAL([.F11:.F45];4)"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2];4)" office:value-type="string" office:string-value="23" calcext:value-type="string">
            <text:p>23</text:p>
          </table:table-cell>
          <table:table-cell table:formula="of:=MOD([.A12];4)" office:value-type="float" office:value="3" calcext:value-type="float">
            <text:p>3</text:p>
          </table:table-cell>
          <table:table-cell table:formula="of:=[.C12]*2" office:value-type="float" office:value="6" calcext:value-type="float">
            <text:p>6</text:p>
          </table:table-cell>
          <table:table-cell table:formula="of:=BASE([.D12];4)" office:value-type="string" office:string-value="12" calcext:value-type="string">
            <text:p>12</text:p>
          </table:table-cell>
          <table:table-cell table:formula="of:=CONCATENATE([.B12];[.E12])" office:value-type="string" office:string-value="2312" calcext:value-type="string">
            <text:p>2312</text:p>
          </table:table-cell>
          <table:table-cell table:formula="of:=DECIMAL([.F12:.F46];4)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3];4)" office:value-type="string" office:string-value="30" calcext:value-type="string">
            <text:p>30</text:p>
          </table:table-cell>
          <table:table-cell table:formula="of:=MOD([.A13];4)" office:value-type="float" office:value="0" calcext:value-type="float">
            <text:p>0</text:p>
          </table:table-cell>
          <table:table-cell table:formula="of:=[.C13]*2" office:value-type="float" office:value="0" calcext:value-type="float">
            <text:p>0</text:p>
          </table:table-cell>
          <table:table-cell table:formula="of:=BASE([.D13];4)" office:value-type="string" office:string-value="0" calcext:value-type="string">
            <text:p>0</text:p>
          </table:table-cell>
          <table:table-cell table:formula="of:=CONCATENATE([.B13];RIGHT([.B13];2))" office:value-type="string" office:string-value="3030" calcext:value-type="string">
            <text:p>3030</text:p>
          </table:table-cell>
          <table:table-cell table:formula="of:=DECIMAL([.F13:.F47];4)"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4];4)" office:value-type="string" office:string-value="31" calcext:value-type="string">
            <text:p>31</text:p>
          </table:table-cell>
          <table:table-cell table:formula="of:=MOD([.A14];4)" office:value-type="float" office:value="1" calcext:value-type="float">
            <text:p>1</text:p>
          </table:table-cell>
          <table:table-cell table:formula="of:=[.C14]*2" office:value-type="float" office:value="2" calcext:value-type="float">
            <text:p>2</text:p>
          </table:table-cell>
          <table:table-cell table:formula="of:=BASE([.D14];4)" office:value-type="string" office:string-value="2" calcext:value-type="string">
            <text:p>2</text:p>
          </table:table-cell>
          <table:table-cell table:formula="of:=CONCATENATE([.B14];[.E14])" office:value-type="string" office:string-value="312" calcext:value-type="string">
            <text:p>312</text:p>
          </table:table-cell>
          <table:table-cell table:formula="of:=DECIMAL([.F14:.F48];4)"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5];4)" office:value-type="string" office:string-value="32" calcext:value-type="string">
            <text:p>32</text:p>
          </table:table-cell>
          <table:table-cell table:formula="of:=MOD([.A15];4)" office:value-type="float" office:value="2" calcext:value-type="float">
            <text:p>2</text:p>
          </table:table-cell>
          <table:table-cell table:formula="of:=[.C15]*2" office:value-type="float" office:value="4" calcext:value-type="float">
            <text:p>4</text:p>
          </table:table-cell>
          <table:table-cell table:formula="of:=BASE([.D15];4)" office:value-type="string" office:string-value="10" calcext:value-type="string">
            <text:p>10</text:p>
          </table:table-cell>
          <table:table-cell table:formula="of:=CONCATENATE([.B15];[.E15])" office:value-type="string" office:string-value="3210" calcext:value-type="string">
            <text:p>3210</text:p>
          </table:table-cell>
          <table:table-cell table:formula="of:=DECIMAL([.F15:.F49];4)"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6];4)" office:value-type="string" office:string-value="33" calcext:value-type="string">
            <text:p>33</text:p>
          </table:table-cell>
          <table:table-cell table:formula="of:=MOD([.A16];4)" office:value-type="float" office:value="3" calcext:value-type="float">
            <text:p>3</text:p>
          </table:table-cell>
          <table:table-cell table:formula="of:=[.C16]*2" office:value-type="float" office:value="6" calcext:value-type="float">
            <text:p>6</text:p>
          </table:table-cell>
          <table:table-cell table:formula="of:=BASE([.D16];4)" office:value-type="string" office:string-value="12" calcext:value-type="string">
            <text:p>12</text:p>
          </table:table-cell>
          <table:table-cell table:formula="of:=CONCATENATE([.B16];[.E16])" office:value-type="string" office:string-value="3312" calcext:value-type="string">
            <text:p>3312</text:p>
          </table:table-cell>
          <table:table-cell table:formula="of:=DECIMAL([.F16:.F50];4)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7];4)" office:value-type="string" office:string-value="100" calcext:value-type="string">
            <text:p>100</text:p>
          </table:table-cell>
          <table:table-cell table:formula="of:=MOD([.A17];4)" office:value-type="float" office:value="0" calcext:value-type="float">
            <text:p>0</text:p>
          </table:table-cell>
          <table:table-cell table:formula="of:=[.C17]*2" office:value-type="float" office:value="0" calcext:value-type="float">
            <text:p>0</text:p>
          </table:table-cell>
          <table:table-cell table:formula="of:=BASE([.D17];4)" office:value-type="string" office:string-value="0" calcext:value-type="string">
            <text:p>0</text:p>
          </table:table-cell>
          <table:table-cell table:formula="of:=CONCATENATE([.B17];RIGHT([.B17];2))" office:value-type="string" office:string-value="10000" calcext:value-type="string">
            <text:p>10000</text:p>
          </table:table-cell>
          <table:table-cell table:formula="of:=DECIMAL([.F17:.F51];4)"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8];4)" office:value-type="string" office:string-value="101" calcext:value-type="string">
            <text:p>101</text:p>
          </table:table-cell>
          <table:table-cell table:formula="of:=MOD([.A18];4)" office:value-type="float" office:value="1" calcext:value-type="float">
            <text:p>1</text:p>
          </table:table-cell>
          <table:table-cell table:formula="of:=[.C18]*2" office:value-type="float" office:value="2" calcext:value-type="float">
            <text:p>2</text:p>
          </table:table-cell>
          <table:table-cell table:formula="of:=BASE([.D18];4)" office:value-type="string" office:string-value="2" calcext:value-type="string">
            <text:p>2</text:p>
          </table:table-cell>
          <table:table-cell table:formula="of:=CONCATENATE([.B18];[.E18])" office:value-type="string" office:string-value="1012" calcext:value-type="string">
            <text:p>1012</text:p>
          </table:table-cell>
          <table:table-cell table:formula="of:=DECIMAL([.F18:.F52];4)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19];4)" office:value-type="string" office:string-value="102" calcext:value-type="string">
            <text:p>102</text:p>
          </table:table-cell>
          <table:table-cell table:formula="of:=MOD([.A19];4)" office:value-type="float" office:value="2" calcext:value-type="float">
            <text:p>2</text:p>
          </table:table-cell>
          <table:table-cell table:formula="of:=[.C19]*2" office:value-type="float" office:value="4" calcext:value-type="float">
            <text:p>4</text:p>
          </table:table-cell>
          <table:table-cell table:formula="of:=BASE([.D19];4)" office:value-type="string" office:string-value="10" calcext:value-type="string">
            <text:p>10</text:p>
          </table:table-cell>
          <table:table-cell table:formula="of:=CONCATENATE([.B19];[.E19])" office:value-type="string" office:string-value="10210" calcext:value-type="string">
            <text:p>10210</text:p>
          </table:table-cell>
          <table:table-cell table:formula="of:=DECIMAL([.F19:.F53];4)" office:value-type="float" office:value="292" calcext:value-type="float">
            <text:p>29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0];4)" office:value-type="string" office:string-value="103" calcext:value-type="string">
            <text:p>103</text:p>
          </table:table-cell>
          <table:table-cell table:formula="of:=MOD([.A20];4)" office:value-type="float" office:value="3" calcext:value-type="float">
            <text:p>3</text:p>
          </table:table-cell>
          <table:table-cell table:formula="of:=[.C20]*2" office:value-type="float" office:value="6" calcext:value-type="float">
            <text:p>6</text:p>
          </table:table-cell>
          <table:table-cell table:formula="of:=BASE([.D20];4)" office:value-type="string" office:string-value="12" calcext:value-type="string">
            <text:p>12</text:p>
          </table:table-cell>
          <table:table-cell table:formula="of:=CONCATENATE([.B20];[.E20])" office:value-type="string" office:string-value="10312" calcext:value-type="string">
            <text:p>10312</text:p>
          </table:table-cell>
          <table:table-cell table:formula="of:=DECIMAL([.F20:.F54];4)"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1];4)" office:value-type="string" office:string-value="110" calcext:value-type="string">
            <text:p>110</text:p>
          </table:table-cell>
          <table:table-cell table:formula="of:=MOD([.A21];4)" office:value-type="float" office:value="0" calcext:value-type="float">
            <text:p>0</text:p>
          </table:table-cell>
          <table:table-cell table:formula="of:=[.C21]*2" office:value-type="float" office:value="0" calcext:value-type="float">
            <text:p>0</text:p>
          </table:table-cell>
          <table:table-cell table:formula="of:=BASE([.D21];4)" office:value-type="string" office:string-value="0" calcext:value-type="string">
            <text:p>0</text:p>
          </table:table-cell>
          <table:table-cell table:formula="of:=CONCATENATE([.B21];RIGHT([.B21];2))" office:value-type="string" office:string-value="11010" calcext:value-type="string">
            <text:p>11010</text:p>
          </table:table-cell>
          <table:table-cell table:formula="of:=DECIMAL([.F21:.F55];4)"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2];4)" office:value-type="string" office:string-value="111" calcext:value-type="string">
            <text:p>111</text:p>
          </table:table-cell>
          <table:table-cell table:formula="of:=MOD([.A22];4)" office:value-type="float" office:value="1" calcext:value-type="float">
            <text:p>1</text:p>
          </table:table-cell>
          <table:table-cell table:formula="of:=[.C22]*2" office:value-type="float" office:value="2" calcext:value-type="float">
            <text:p>2</text:p>
          </table:table-cell>
          <table:table-cell table:formula="of:=BASE([.D22];4)" office:value-type="string" office:string-value="2" calcext:value-type="string">
            <text:p>2</text:p>
          </table:table-cell>
          <table:table-cell table:formula="of:=CONCATENATE([.B22];[.E22])" office:value-type="string" office:string-value="1112" calcext:value-type="string">
            <text:p>1112</text:p>
          </table:table-cell>
          <table:table-cell table:formula="of:=DECIMAL([.F22:.F56];4)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3];4)" office:value-type="string" office:string-value="112" calcext:value-type="string">
            <text:p>112</text:p>
          </table:table-cell>
          <table:table-cell table:formula="of:=MOD([.A23];4)" office:value-type="float" office:value="2" calcext:value-type="float">
            <text:p>2</text:p>
          </table:table-cell>
          <table:table-cell table:formula="of:=[.C23]*2" office:value-type="float" office:value="4" calcext:value-type="float">
            <text:p>4</text:p>
          </table:table-cell>
          <table:table-cell table:formula="of:=BASE([.D23];4)" office:value-type="string" office:string-value="10" calcext:value-type="string">
            <text:p>10</text:p>
          </table:table-cell>
          <table:table-cell table:formula="of:=CONCATENATE([.B23];[.E23])" office:value-type="string" office:string-value="11210" calcext:value-type="string">
            <text:p>11210</text:p>
          </table:table-cell>
          <table:table-cell table:formula="of:=DECIMAL([.F23:.F57];4)" office:value-type="float" office:value="356" calcext:value-type="float">
            <text:p>35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4];4)" office:value-type="string" office:string-value="113" calcext:value-type="string">
            <text:p>113</text:p>
          </table:table-cell>
          <table:table-cell table:formula="of:=MOD([.A24];4)" office:value-type="float" office:value="3" calcext:value-type="float">
            <text:p>3</text:p>
          </table:table-cell>
          <table:table-cell table:formula="of:=[.C24]*2" office:value-type="float" office:value="6" calcext:value-type="float">
            <text:p>6</text:p>
          </table:table-cell>
          <table:table-cell table:formula="of:=BASE([.D24];4)" office:value-type="string" office:string-value="12" calcext:value-type="string">
            <text:p>12</text:p>
          </table:table-cell>
          <table:table-cell table:formula="of:=CONCATENATE([.B24];[.E24])" office:value-type="string" office:string-value="11312" calcext:value-type="string">
            <text:p>11312</text:p>
          </table:table-cell>
          <table:table-cell table:formula="of:=DECIMAL([.F24:.F58];4)"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5];4)" office:value-type="string" office:string-value="120" calcext:value-type="string">
            <text:p>120</text:p>
          </table:table-cell>
          <table:table-cell table:formula="of:=MOD([.A25];4)" office:value-type="float" office:value="0" calcext:value-type="float">
            <text:p>0</text:p>
          </table:table-cell>
          <table:table-cell table:formula="of:=[.C25]*2" office:value-type="float" office:value="0" calcext:value-type="float">
            <text:p>0</text:p>
          </table:table-cell>
          <table:table-cell table:formula="of:=BASE([.D25];4)" office:value-type="string" office:string-value="0" calcext:value-type="string">
            <text:p>0</text:p>
          </table:table-cell>
          <table:table-cell table:formula="of:=CONCATENATE([.B25];RIGHT([.B25];2))" office:value-type="string" office:string-value="12020" calcext:value-type="string">
            <text:p>12020</text:p>
          </table:table-cell>
          <table:table-cell table:formula="of:=DECIMAL([.F25:.F59];4)" office:value-type="float" office:value="392" calcext:value-type="float">
            <text:p>39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6];4)" office:value-type="string" office:string-value="121" calcext:value-type="string">
            <text:p>121</text:p>
          </table:table-cell>
          <table:table-cell table:formula="of:=MOD([.A26];4)" office:value-type="float" office:value="1" calcext:value-type="float">
            <text:p>1</text:p>
          </table:table-cell>
          <table:table-cell table:formula="of:=[.C26]*2" office:value-type="float" office:value="2" calcext:value-type="float">
            <text:p>2</text:p>
          </table:table-cell>
          <table:table-cell table:formula="of:=BASE([.D26];4)" office:value-type="string" office:string-value="2" calcext:value-type="string">
            <text:p>2</text:p>
          </table:table-cell>
          <table:table-cell table:formula="of:=CONCATENATE([.B26];[.E26])" office:value-type="string" office:string-value="1212" calcext:value-type="string">
            <text:p>1212</text:p>
          </table:table-cell>
          <table:table-cell table:formula="of:=DECIMAL([.F26:.F60];4)"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7];4)" office:value-type="string" office:string-value="122" calcext:value-type="string">
            <text:p>122</text:p>
          </table:table-cell>
          <table:table-cell table:formula="of:=MOD([.A27];4)" office:value-type="float" office:value="2" calcext:value-type="float">
            <text:p>2</text:p>
          </table:table-cell>
          <table:table-cell table:formula="of:=[.C27]*2" office:value-type="float" office:value="4" calcext:value-type="float">
            <text:p>4</text:p>
          </table:table-cell>
          <table:table-cell table:formula="of:=BASE([.D27];4)" office:value-type="string" office:string-value="10" calcext:value-type="string">
            <text:p>10</text:p>
          </table:table-cell>
          <table:table-cell table:formula="of:=CONCATENATE([.B27];[.E27])" office:value-type="string" office:string-value="12210" calcext:value-type="string">
            <text:p>12210</text:p>
          </table:table-cell>
          <table:table-cell table:formula="of:=DECIMAL([.F27:.F61];4)"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8];4)" office:value-type="string" office:string-value="123" calcext:value-type="string">
            <text:p>123</text:p>
          </table:table-cell>
          <table:table-cell table:formula="of:=MOD([.A28];4)" office:value-type="float" office:value="3" calcext:value-type="float">
            <text:p>3</text:p>
          </table:table-cell>
          <table:table-cell table:formula="of:=[.C28]*2" office:value-type="float" office:value="6" calcext:value-type="float">
            <text:p>6</text:p>
          </table:table-cell>
          <table:table-cell table:formula="of:=BASE([.D28];4)" office:value-type="string" office:string-value="12" calcext:value-type="string">
            <text:p>12</text:p>
          </table:table-cell>
          <table:table-cell table:formula="of:=CONCATENATE([.B28];[.E28])" office:value-type="string" office:string-value="12312" calcext:value-type="string">
            <text:p>12312</text:p>
          </table:table-cell>
          <table:table-cell table:formula="of:=DECIMAL([.F28:.F62];4)"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29];4)" office:value-type="string" office:string-value="130" calcext:value-type="string">
            <text:p>130</text:p>
          </table:table-cell>
          <table:table-cell table:formula="of:=MOD([.A29];4)" office:value-type="float" office:value="0" calcext:value-type="float">
            <text:p>0</text:p>
          </table:table-cell>
          <table:table-cell table:formula="of:=[.C29]*2" office:value-type="float" office:value="0" calcext:value-type="float">
            <text:p>0</text:p>
          </table:table-cell>
          <table:table-cell table:formula="of:=BASE([.D29];4)" office:value-type="string" office:string-value="0" calcext:value-type="string">
            <text:p>0</text:p>
          </table:table-cell>
          <table:table-cell table:formula="of:=CONCATENATE([.B29];RIGHT([.B29];2))" office:value-type="string" office:string-value="13030" calcext:value-type="string">
            <text:p>13030</text:p>
          </table:table-cell>
          <table:table-cell table:formula="of:=DECIMAL([.F29:.F63];4)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0];4)" office:value-type="string" office:string-value="131" calcext:value-type="string">
            <text:p>131</text:p>
          </table:table-cell>
          <table:table-cell table:formula="of:=MOD([.A30];4)" office:value-type="float" office:value="1" calcext:value-type="float">
            <text:p>1</text:p>
          </table:table-cell>
          <table:table-cell table:formula="of:=[.C30]*2" office:value-type="float" office:value="2" calcext:value-type="float">
            <text:p>2</text:p>
          </table:table-cell>
          <table:table-cell table:formula="of:=BASE([.D30];4)" office:value-type="string" office:string-value="2" calcext:value-type="string">
            <text:p>2</text:p>
          </table:table-cell>
          <table:table-cell table:formula="of:=CONCATENATE([.B30];[.E30])" office:value-type="string" office:string-value="1312" calcext:value-type="string">
            <text:p>1312</text:p>
          </table:table-cell>
          <table:table-cell table:formula="of:=DECIMAL([.F30:.F64];4)"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1];4)" office:value-type="string" office:string-value="132" calcext:value-type="string">
            <text:p>132</text:p>
          </table:table-cell>
          <table:table-cell table:formula="of:=MOD([.A31];4)" office:value-type="float" office:value="2" calcext:value-type="float">
            <text:p>2</text:p>
          </table:table-cell>
          <table:table-cell table:formula="of:=[.C31]*2" office:value-type="float" office:value="4" calcext:value-type="float">
            <text:p>4</text:p>
          </table:table-cell>
          <table:table-cell table:formula="of:=BASE([.D31];4)" office:value-type="string" office:string-value="10" calcext:value-type="string">
            <text:p>10</text:p>
          </table:table-cell>
          <table:table-cell table:formula="of:=CONCATENATE([.B31];[.E31])" office:value-type="string" office:string-value="13210" calcext:value-type="string">
            <text:p>13210</text:p>
          </table:table-cell>
          <table:table-cell table:formula="of:=DECIMAL([.F31:.F65];4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2];4)" office:value-type="string" office:string-value="133" calcext:value-type="string">
            <text:p>133</text:p>
          </table:table-cell>
          <table:table-cell table:formula="of:=MOD([.A32];4)" office:value-type="float" office:value="3" calcext:value-type="float">
            <text:p>3</text:p>
          </table:table-cell>
          <table:table-cell table:formula="of:=[.C32]*2" office:value-type="float" office:value="6" calcext:value-type="float">
            <text:p>6</text:p>
          </table:table-cell>
          <table:table-cell table:formula="of:=BASE([.D32];4)" office:value-type="string" office:string-value="12" calcext:value-type="string">
            <text:p>12</text:p>
          </table:table-cell>
          <table:table-cell table:formula="of:=CONCATENATE([.B32];[.E32])" office:value-type="string" office:string-value="13312" calcext:value-type="string">
            <text:p>13312</text:p>
          </table:table-cell>
          <table:table-cell table:formula="of:=DECIMAL([.F32:.F66];4)"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3];4)" office:value-type="string" office:string-value="200" calcext:value-type="string">
            <text:p>200</text:p>
          </table:table-cell>
          <table:table-cell table:formula="of:=MOD([.A33];4)" office:value-type="float" office:value="0" calcext:value-type="float">
            <text:p>0</text:p>
          </table:table-cell>
          <table:table-cell table:formula="of:=[.C33]*2" office:value-type="float" office:value="0" calcext:value-type="float">
            <text:p>0</text:p>
          </table:table-cell>
          <table:table-cell table:formula="of:=BASE([.D33];4)" office:value-type="string" office:string-value="0" calcext:value-type="string">
            <text:p>0</text:p>
          </table:table-cell>
          <table:table-cell table:formula="of:=CONCATENATE([.B33];RIGHT([.B33];2))" office:value-type="string" office:string-value="20000" calcext:value-type="string">
            <text:p>20000</text:p>
          </table:table-cell>
          <table:table-cell table:formula="of:=DECIMAL([.F33:.F67];4)"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4];4)" office:value-type="string" office:string-value="201" calcext:value-type="string">
            <text:p>201</text:p>
          </table:table-cell>
          <table:table-cell table:formula="of:=MOD([.A34];4)" office:value-type="float" office:value="1" calcext:value-type="float">
            <text:p>1</text:p>
          </table:table-cell>
          <table:table-cell table:formula="of:=[.C34]*2" office:value-type="float" office:value="2" calcext:value-type="float">
            <text:p>2</text:p>
          </table:table-cell>
          <table:table-cell table:formula="of:=BASE([.D34];4)" office:value-type="string" office:string-value="2" calcext:value-type="string">
            <text:p>2</text:p>
          </table:table-cell>
          <table:table-cell table:formula="of:=CONCATENATE([.B34];[.E34])" office:value-type="string" office:string-value="2012" calcext:value-type="string">
            <text:p>2012</text:p>
          </table:table-cell>
          <table:table-cell table:formula="of:=DECIMAL([.F34:.F68];4)"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5];4)" office:value-type="string" office:string-value="202" calcext:value-type="string">
            <text:p>202</text:p>
          </table:table-cell>
          <table:table-cell table:formula="of:=MOD([.A35];4)" office:value-type="float" office:value="2" calcext:value-type="float">
            <text:p>2</text:p>
          </table:table-cell>
          <table:table-cell table:formula="of:=[.C35]*2" office:value-type="float" office:value="4" calcext:value-type="float">
            <text:p>4</text:p>
          </table:table-cell>
          <table:table-cell table:formula="of:=BASE([.D35];4)" office:value-type="string" office:string-value="10" calcext:value-type="string">
            <text:p>10</text:p>
          </table:table-cell>
          <table:table-cell table:formula="of:=CONCATENATE([.B35];[.E35])" office:value-type="string" office:string-value="20210" calcext:value-type="string">
            <text:p>20210</text:p>
          </table:table-cell>
          <table:table-cell table:formula="of:=DECIMAL([.F35:.F69];4)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6];4)" office:value-type="string" office:string-value="203" calcext:value-type="string">
            <text:p>203</text:p>
          </table:table-cell>
          <table:table-cell table:formula="of:=MOD([.A36];4)" office:value-type="float" office:value="3" calcext:value-type="float">
            <text:p>3</text:p>
          </table:table-cell>
          <table:table-cell table:formula="of:=[.C36]*2" office:value-type="float" office:value="6" calcext:value-type="float">
            <text:p>6</text:p>
          </table:table-cell>
          <table:table-cell table:formula="of:=BASE([.D36];4)" office:value-type="string" office:string-value="12" calcext:value-type="string">
            <text:p>12</text:p>
          </table:table-cell>
          <table:table-cell table:formula="of:=CONCATENATE([.B36];[.E36])" office:value-type="string" office:string-value="20312" calcext:value-type="string">
            <text:p>20312</text:p>
          </table:table-cell>
          <table:table-cell table:formula="of:=DECIMAL([.F36:.F70];4)"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7];4)" office:value-type="string" office:string-value="210" calcext:value-type="string">
            <text:p>210</text:p>
          </table:table-cell>
          <table:table-cell table:formula="of:=MOD([.A37];4)" office:value-type="float" office:value="0" calcext:value-type="float">
            <text:p>0</text:p>
          </table:table-cell>
          <table:table-cell table:formula="of:=[.C37]*2" office:value-type="float" office:value="0" calcext:value-type="float">
            <text:p>0</text:p>
          </table:table-cell>
          <table:table-cell table:formula="of:=BASE([.D37];4)" office:value-type="string" office:string-value="0" calcext:value-type="string">
            <text:p>0</text:p>
          </table:table-cell>
          <table:table-cell table:formula="of:=CONCATENATE([.B37];[.E37])" office:value-type="string" office:string-value="2100" calcext:value-type="string">
            <text:p>2100</text:p>
          </table:table-cell>
          <table:table-cell table:formula="of:=DECIMAL([.F37:.F71];4)"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8];4)" office:value-type="string" office:string-value="211" calcext:value-type="string">
            <text:p>211</text:p>
          </table:table-cell>
          <table:table-cell table:formula="of:=MOD([.A38];4)" office:value-type="float" office:value="1" calcext:value-type="float">
            <text:p>1</text:p>
          </table:table-cell>
          <table:table-cell table:formula="of:=[.C38]*2" office:value-type="float" office:value="2" calcext:value-type="float">
            <text:p>2</text:p>
          </table:table-cell>
          <table:table-cell table:formula="of:=BASE([.D38];4)" office:value-type="string" office:string-value="2" calcext:value-type="string">
            <text:p>2</text:p>
          </table:table-cell>
          <table:table-cell table:formula="of:=CONCATENATE([.B38];[.E38])" office:value-type="string" office:string-value="2112" calcext:value-type="string">
            <text:p>2112</text:p>
          </table:table-cell>
          <table:table-cell table:formula="of:=DECIMAL([.F38:.F72];4)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39];4)" office:value-type="string" office:string-value="212" calcext:value-type="string">
            <text:p>212</text:p>
          </table:table-cell>
          <table:table-cell table:formula="of:=MOD([.A39];4)" office:value-type="float" office:value="2" calcext:value-type="float">
            <text:p>2</text:p>
          </table:table-cell>
          <table:table-cell table:formula="of:=[.C39]*2" office:value-type="float" office:value="4" calcext:value-type="float">
            <text:p>4</text:p>
          </table:table-cell>
          <table:table-cell table:formula="of:=BASE([.D39];4)" office:value-type="string" office:string-value="10" calcext:value-type="string">
            <text:p>10</text:p>
          </table:table-cell>
          <table:table-cell table:formula="of:=CONCATENATE([.B39];RIGHT([.B39];2))" office:value-type="string" office:string-value="21212" calcext:value-type="string">
            <text:p>21212</text:p>
          </table:table-cell>
          <table:table-cell table:formula="of:=DECIMAL([.F39:.F73];4)" office:value-type="float" office:value="614" calcext:value-type="float">
            <text:p>61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0];4)" office:value-type="string" office:string-value="213" calcext:value-type="string">
            <text:p>213</text:p>
          </table:table-cell>
          <table:table-cell table:formula="of:=MOD([.A40];4)" office:value-type="float" office:value="3" calcext:value-type="float">
            <text:p>3</text:p>
          </table:table-cell>
          <table:table-cell table:formula="of:=[.C40]*2" office:value-type="float" office:value="6" calcext:value-type="float">
            <text:p>6</text:p>
          </table:table-cell>
          <table:table-cell table:formula="of:=BASE([.D40];4)" office:value-type="string" office:string-value="12" calcext:value-type="string">
            <text:p>12</text:p>
          </table:table-cell>
          <table:table-cell table:formula="of:=CONCATENATE([.B40];[.E40])" office:value-type="string" office:string-value="21312" calcext:value-type="string">
            <text:p>21312</text:p>
          </table:table-cell>
          <table:table-cell table:formula="of:=DECIMAL([.F40:.F74];4)"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1];4)" office:value-type="string" office:string-value="220" calcext:value-type="string">
            <text:p>220</text:p>
          </table:table-cell>
          <table:table-cell table:formula="of:=MOD([.A41];4)" office:value-type="float" office:value="0" calcext:value-type="float">
            <text:p>0</text:p>
          </table:table-cell>
          <table:table-cell table:formula="of:=[.C41]*2" office:value-type="float" office:value="0" calcext:value-type="float">
            <text:p>0</text:p>
          </table:table-cell>
          <table:table-cell table:formula="of:=BASE([.D41];4)" office:value-type="string" office:string-value="0" calcext:value-type="string">
            <text:p>0</text:p>
          </table:table-cell>
          <table:table-cell table:formula="of:=CONCATENATE([.B41];[.E41])" office:value-type="string" office:string-value="2200" calcext:value-type="string">
            <text:p>2200</text:p>
          </table:table-cell>
          <table:table-cell table:formula="of:=DECIMAL([.F41:.F75];4)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2];4)" office:value-type="string" office:string-value="221" calcext:value-type="string">
            <text:p>221</text:p>
          </table:table-cell>
          <table:table-cell table:formula="of:=MOD([.A42];4)" office:value-type="float" office:value="1" calcext:value-type="float">
            <text:p>1</text:p>
          </table:table-cell>
          <table:table-cell table:formula="of:=[.C42]*2" office:value-type="float" office:value="2" calcext:value-type="float">
            <text:p>2</text:p>
          </table:table-cell>
          <table:table-cell table:formula="of:=BASE([.D42];4)" office:value-type="string" office:string-value="2" calcext:value-type="string">
            <text:p>2</text:p>
          </table:table-cell>
          <table:table-cell table:formula="of:=CONCATENATE([.B42];[.E42])" office:value-type="string" office:string-value="2212" calcext:value-type="string">
            <text:p>2212</text:p>
          </table:table-cell>
          <table:table-cell table:formula="of:=DECIMAL([.F42:.F76];4)" office:value-type="float" office:value="166" calcext:value-type="float">
            <text:p>16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3];4)" office:value-type="string" office:string-value="222" calcext:value-type="string">
            <text:p>222</text:p>
          </table:table-cell>
          <table:table-cell table:formula="of:=MOD([.A43];4)" office:value-type="float" office:value="2" calcext:value-type="float">
            <text:p>2</text:p>
          </table:table-cell>
          <table:table-cell table:formula="of:=[.C43]*2" office:value-type="float" office:value="4" calcext:value-type="float">
            <text:p>4</text:p>
          </table:table-cell>
          <table:table-cell table:formula="of:=BASE([.D43];4)" office:value-type="string" office:string-value="10" calcext:value-type="string">
            <text:p>10</text:p>
          </table:table-cell>
          <table:table-cell table:formula="of:=CONCATENATE([.B43];[.E43])" office:value-type="string" office:string-value="22210" calcext:value-type="string">
            <text:p>22210</text:p>
          </table:table-cell>
          <table:table-cell table:formula="of:=DECIMAL([.F43:.F77];4)" office:value-type="float" office:value="676" calcext:value-type="float">
            <text:p>676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4];4)" office:value-type="string" office:string-value="223" calcext:value-type="string">
            <text:p>223</text:p>
          </table:table-cell>
          <table:table-cell table:formula="of:=MOD([.A44];4)" office:value-type="float" office:value="3" calcext:value-type="float">
            <text:p>3</text:p>
          </table:table-cell>
          <table:table-cell table:formula="of:=[.C44]*2" office:value-type="float" office:value="6" calcext:value-type="float">
            <text:p>6</text:p>
          </table:table-cell>
          <table:table-cell table:formula="of:=BASE([.D44];4)" office:value-type="string" office:string-value="12" calcext:value-type="string">
            <text:p>12</text:p>
          </table:table-cell>
          <table:table-cell table:formula="of:=CONCATENATE([.B44];[.E44])" office:value-type="string" office:string-value="22312" calcext:value-type="string">
            <text:p>22312</text:p>
          </table:table-cell>
          <table:table-cell table:formula="of:=DECIMAL([.F44:.F78];4)" office:value-type="float" office:value="694" calcext:value-type="float">
            <text:p>694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5];4)" office:value-type="string" office:string-value="230" calcext:value-type="string">
            <text:p>230</text:p>
          </table:table-cell>
          <table:table-cell table:formula="of:=MOD([.A45];4)" office:value-type="float" office:value="0" calcext:value-type="float">
            <text:p>0</text:p>
          </table:table-cell>
          <table:table-cell table:formula="of:=[.C45]*2" office:value-type="float" office:value="0" calcext:value-type="float">
            <text:p>0</text:p>
          </table:table-cell>
          <table:table-cell table:formula="of:=BASE([.D45];4)" office:value-type="string" office:string-value="0" calcext:value-type="string">
            <text:p>0</text:p>
          </table:table-cell>
          <table:table-cell table:formula="of:=CONCATENATE([.B45];[.E45])" office:value-type="string" office:string-value="2300" calcext:value-type="string">
            <text:p>2300</text:p>
          </table:table-cell>
          <table:table-cell table:formula="of:=DECIMAL([.F45:.F79];4)" office:value-type="float" office:value="176" calcext:value-type="float">
            <text:p>17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6];4)" office:value-type="string" office:string-value="231" calcext:value-type="string">
            <text:p>231</text:p>
          </table:table-cell>
          <table:table-cell table:formula="of:=MOD([.A46];4)" office:value-type="float" office:value="1" calcext:value-type="float">
            <text:p>1</text:p>
          </table:table-cell>
          <table:table-cell table:formula="of:=[.C46]*2" office:value-type="float" office:value="2" calcext:value-type="float">
            <text:p>2</text:p>
          </table:table-cell>
          <table:table-cell table:formula="of:=BASE([.D46];4)" office:value-type="string" office:string-value="2" calcext:value-type="string">
            <text:p>2</text:p>
          </table:table-cell>
          <table:table-cell table:formula="of:=CONCATENATE([.B46];[.E46])" office:value-type="string" office:string-value="2312" calcext:value-type="string">
            <text:p>2312</text:p>
          </table:table-cell>
          <table:table-cell table:formula="of:=DECIMAL([.F46:.F80];4)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7];4)" office:value-type="string" office:string-value="232" calcext:value-type="string">
            <text:p>232</text:p>
          </table:table-cell>
          <table:table-cell table:formula="of:=MOD([.A47];4)" office:value-type="float" office:value="2" calcext:value-type="float">
            <text:p>2</text:p>
          </table:table-cell>
          <table:table-cell table:formula="of:=[.C47]*2" office:value-type="float" office:value="4" calcext:value-type="float">
            <text:p>4</text:p>
          </table:table-cell>
          <table:table-cell table:formula="of:=BASE([.D47];4)" office:value-type="string" office:string-value="10" calcext:value-type="string">
            <text:p>10</text:p>
          </table:table-cell>
          <table:table-cell table:formula="of:=CONCATENATE([.B47];RIGHT([.B47];2))" office:value-type="string" office:string-value="23232" calcext:value-type="string">
            <text:p>23232</text:p>
          </table:table-cell>
          <table:table-cell table:formula="of:=DECIMAL([.F47:.F81];4)"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8];4)" office:value-type="string" office:string-value="233" calcext:value-type="string">
            <text:p>233</text:p>
          </table:table-cell>
          <table:table-cell table:formula="of:=MOD([.A48];4)" office:value-type="float" office:value="3" calcext:value-type="float">
            <text:p>3</text:p>
          </table:table-cell>
          <table:table-cell table:formula="of:=[.C48]*2" office:value-type="float" office:value="6" calcext:value-type="float">
            <text:p>6</text:p>
          </table:table-cell>
          <table:table-cell table:formula="of:=BASE([.D48];4)" office:value-type="string" office:string-value="12" calcext:value-type="string">
            <text:p>12</text:p>
          </table:table-cell>
          <table:table-cell table:formula="of:=CONCATENATE([.B48];[.E48])" office:value-type="string" office:string-value="23312" calcext:value-type="string">
            <text:p>23312</text:p>
          </table:table-cell>
          <table:table-cell table:formula="of:=DECIMAL([.F48:.F82];4)"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49];4)" office:value-type="string" office:string-value="300" calcext:value-type="string">
            <text:p>300</text:p>
          </table:table-cell>
          <table:table-cell table:formula="of:=MOD([.A49];4)" office:value-type="float" office:value="0" calcext:value-type="float">
            <text:p>0</text:p>
          </table:table-cell>
          <table:table-cell table:formula="of:=[.C49]*2" office:value-type="float" office:value="0" calcext:value-type="float">
            <text:p>0</text:p>
          </table:table-cell>
          <table:table-cell table:formula="of:=BASE([.D49];4)" office:value-type="string" office:string-value="0" calcext:value-type="string">
            <text:p>0</text:p>
          </table:table-cell>
          <table:table-cell table:formula="of:=CONCATENATE([.B49];[.E49])" office:value-type="string" office:string-value="3000" calcext:value-type="string">
            <text:p>3000</text:p>
          </table:table-cell>
          <table:table-cell table:formula="of:=DECIMAL([.F49:.F83];4)"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0];4)" office:value-type="string" office:string-value="301" calcext:value-type="string">
            <text:p>301</text:p>
          </table:table-cell>
          <table:table-cell table:formula="of:=MOD([.A50];4)" office:value-type="float" office:value="1" calcext:value-type="float">
            <text:p>1</text:p>
          </table:table-cell>
          <table:table-cell table:formula="of:=[.C50]*2" office:value-type="float" office:value="2" calcext:value-type="float">
            <text:p>2</text:p>
          </table:table-cell>
          <table:table-cell table:formula="of:=BASE([.D50];4)" office:value-type="string" office:string-value="2" calcext:value-type="string">
            <text:p>2</text:p>
          </table:table-cell>
          <table:table-cell table:formula="of:=CONCATENATE([.B50];[.E50])" office:value-type="string" office:string-value="3012" calcext:value-type="string">
            <text:p>3012</text:p>
          </table:table-cell>
          <table:table-cell table:formula="of:=DECIMAL([.F50:.F84];4)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1];4)" office:value-type="string" office:string-value="302" calcext:value-type="string">
            <text:p>302</text:p>
          </table:table-cell>
          <table:table-cell table:formula="of:=MOD([.A51];4)" office:value-type="float" office:value="2" calcext:value-type="float">
            <text:p>2</text:p>
          </table:table-cell>
          <table:table-cell table:formula="of:=[.C51]*2" office:value-type="float" office:value="4" calcext:value-type="float">
            <text:p>4</text:p>
          </table:table-cell>
          <table:table-cell table:formula="of:=BASE([.D51];4)" office:value-type="string" office:string-value="10" calcext:value-type="string">
            <text:p>10</text:p>
          </table:table-cell>
          <table:table-cell table:formula="of:=CONCATENATE([.B51];[.E51])" office:value-type="string" office:string-value="30210" calcext:value-type="string">
            <text:p>30210</text:p>
          </table:table-cell>
          <table:table-cell table:formula="of:=DECIMAL([.F51:.F85];4)"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2];4)" office:value-type="string" office:string-value="303" calcext:value-type="string">
            <text:p>303</text:p>
          </table:table-cell>
          <table:table-cell table:formula="of:=MOD([.A52];4)" office:value-type="float" office:value="3" calcext:value-type="float">
            <text:p>3</text:p>
          </table:table-cell>
          <table:table-cell table:formula="of:=[.C52]*2" office:value-type="float" office:value="6" calcext:value-type="float">
            <text:p>6</text:p>
          </table:table-cell>
          <table:table-cell table:formula="of:=BASE([.D52];4)" office:value-type="string" office:string-value="12" calcext:value-type="string">
            <text:p>12</text:p>
          </table:table-cell>
          <table:table-cell table:formula="of:=CONCATENATE([.B52];[.E52])" office:value-type="string" office:string-value="30312" calcext:value-type="string">
            <text:p>30312</text:p>
          </table:table-cell>
          <table:table-cell table:formula="of:=DECIMAL([.F52:.F86];4)" office:value-type="float" office:value="822" calcext:value-type="float">
            <text:p>822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3];4)" office:value-type="string" office:string-value="310" calcext:value-type="string">
            <text:p>310</text:p>
          </table:table-cell>
          <table:table-cell table:formula="of:=MOD([.A53];4)" office:value-type="float" office:value="0" calcext:value-type="float">
            <text:p>0</text:p>
          </table:table-cell>
          <table:table-cell table:formula="of:=[.C53]*2" office:value-type="float" office:value="0" calcext:value-type="float">
            <text:p>0</text:p>
          </table:table-cell>
          <table:table-cell table:formula="of:=BASE([.D53];4)" office:value-type="string" office:string-value="0" calcext:value-type="string">
            <text:p>0</text:p>
          </table:table-cell>
          <table:table-cell table:formula="of:=CONCATENATE([.B53];RIGHT([.B53];2))" office:value-type="string" office:string-value="31010" calcext:value-type="string">
            <text:p>31010</text:p>
          </table:table-cell>
          <table:table-cell table:formula="of:=DECIMAL([.F53:.F87];4)" office:value-type="float" office:value="836" calcext:value-type="float">
            <text:p>836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4];4)" office:value-type="string" office:string-value="311" calcext:value-type="string">
            <text:p>311</text:p>
          </table:table-cell>
          <table:table-cell table:formula="of:=MOD([.A54];4)" office:value-type="float" office:value="1" calcext:value-type="float">
            <text:p>1</text:p>
          </table:table-cell>
          <table:table-cell table:formula="of:=[.C54]*2" office:value-type="float" office:value="2" calcext:value-type="float">
            <text:p>2</text:p>
          </table:table-cell>
          <table:table-cell table:formula="of:=BASE([.D54];4)" office:value-type="string" office:string-value="2" calcext:value-type="string">
            <text:p>2</text:p>
          </table:table-cell>
          <table:table-cell table:formula="of:=CONCATENATE([.B54];[.E54])" office:value-type="string" office:string-value="3112" calcext:value-type="string">
            <text:p>3112</text:p>
          </table:table-cell>
          <table:table-cell table:formula="of:=DECIMAL([.F54:.F88];4)"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5];4)" office:value-type="string" office:string-value="312" calcext:value-type="string">
            <text:p>312</text:p>
          </table:table-cell>
          <table:table-cell table:formula="of:=MOD([.A55];4)" office:value-type="float" office:value="2" calcext:value-type="float">
            <text:p>2</text:p>
          </table:table-cell>
          <table:table-cell table:formula="of:=[.C55]*2" office:value-type="float" office:value="4" calcext:value-type="float">
            <text:p>4</text:p>
          </table:table-cell>
          <table:table-cell table:formula="of:=BASE([.D55];4)" office:value-type="string" office:string-value="10" calcext:value-type="string">
            <text:p>10</text:p>
          </table:table-cell>
          <table:table-cell table:formula="of:=CONCATENATE([.B55];[.E55])" office:value-type="string" office:string-value="31210" calcext:value-type="string">
            <text:p>31210</text:p>
          </table:table-cell>
          <table:table-cell table:formula="of:=DECIMAL([.F55:.F89];4)" office:value-type="float" office:value="868" calcext:value-type="float">
            <text:p>868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6];4)" office:value-type="string" office:string-value="313" calcext:value-type="string">
            <text:p>313</text:p>
          </table:table-cell>
          <table:table-cell table:formula="of:=MOD([.A56];4)" office:value-type="float" office:value="3" calcext:value-type="float">
            <text:p>3</text:p>
          </table:table-cell>
          <table:table-cell table:formula="of:=[.C56]*2" office:value-type="float" office:value="6" calcext:value-type="float">
            <text:p>6</text:p>
          </table:table-cell>
          <table:table-cell table:formula="of:=BASE([.D56];4)" office:value-type="string" office:string-value="12" calcext:value-type="string">
            <text:p>12</text:p>
          </table:table-cell>
          <table:table-cell table:formula="of:=CONCATENATE([.B56];[.E56])" office:value-type="string" office:string-value="31312" calcext:value-type="string">
            <text:p>31312</text:p>
          </table:table-cell>
          <table:table-cell table:formula="of:=DECIMAL([.F56:.F90];4)"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7];4)" office:value-type="string" office:string-value="320" calcext:value-type="string">
            <text:p>320</text:p>
          </table:table-cell>
          <table:table-cell table:formula="of:=MOD([.A57];4)" office:value-type="float" office:value="0" calcext:value-type="float">
            <text:p>0</text:p>
          </table:table-cell>
          <table:table-cell table:formula="of:=[.C57]*2" office:value-type="float" office:value="0" calcext:value-type="float">
            <text:p>0</text:p>
          </table:table-cell>
          <table:table-cell table:formula="of:=BASE([.D57];4)" office:value-type="string" office:string-value="0" calcext:value-type="string">
            <text:p>0</text:p>
          </table:table-cell>
          <table:table-cell table:formula="of:=CONCATENATE([.B57];[.E57])" office:value-type="string" office:string-value="3200" calcext:value-type="string">
            <text:p>3200</text:p>
          </table:table-cell>
          <table:table-cell table:formula="of:=DECIMAL([.F57:.F91];4)"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8];4)" office:value-type="string" office:string-value="321" calcext:value-type="string">
            <text:p>321</text:p>
          </table:table-cell>
          <table:table-cell table:formula="of:=MOD([.A58];4)" office:value-type="float" office:value="1" calcext:value-type="float">
            <text:p>1</text:p>
          </table:table-cell>
          <table:table-cell table:formula="of:=[.C58]*2" office:value-type="float" office:value="2" calcext:value-type="float">
            <text:p>2</text:p>
          </table:table-cell>
          <table:table-cell table:formula="of:=BASE([.D58];4)" office:value-type="string" office:string-value="2" calcext:value-type="string">
            <text:p>2</text:p>
          </table:table-cell>
          <table:table-cell table:formula="of:=CONCATENATE([.B58];[.E58])" office:value-type="string" office:string-value="3212" calcext:value-type="string">
            <text:p>3212</text:p>
          </table:table-cell>
          <table:table-cell table:formula="of:=DECIMAL([.F58:.F92];4)"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59];4)" office:value-type="string" office:string-value="322" calcext:value-type="string">
            <text:p>322</text:p>
          </table:table-cell>
          <table:table-cell table:formula="of:=MOD([.A59];4)" office:value-type="float" office:value="2" calcext:value-type="float">
            <text:p>2</text:p>
          </table:table-cell>
          <table:table-cell table:formula="of:=[.C59]*2" office:value-type="float" office:value="4" calcext:value-type="float">
            <text:p>4</text:p>
          </table:table-cell>
          <table:table-cell table:formula="of:=BASE([.D59];4)" office:value-type="string" office:string-value="10" calcext:value-type="string">
            <text:p>10</text:p>
          </table:table-cell>
          <table:table-cell table:formula="of:=CONCATENATE([.B59];[.E59])" office:value-type="string" office:string-value="32210" calcext:value-type="string">
            <text:p>32210</text:p>
          </table:table-cell>
          <table:table-cell table:formula="of:=DECIMAL([.F59:.F93];4)" office:value-type="float" office:value="932" calcext:value-type="float">
            <text:p>93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0];4)" office:value-type="string" office:string-value="323" calcext:value-type="string">
            <text:p>323</text:p>
          </table:table-cell>
          <table:table-cell table:formula="of:=MOD([.A60];4)" office:value-type="float" office:value="3" calcext:value-type="float">
            <text:p>3</text:p>
          </table:table-cell>
          <table:table-cell table:formula="of:=[.C60]*2" office:value-type="float" office:value="6" calcext:value-type="float">
            <text:p>6</text:p>
          </table:table-cell>
          <table:table-cell table:formula="of:=BASE([.D60];4)" office:value-type="string" office:string-value="12" calcext:value-type="string">
            <text:p>12</text:p>
          </table:table-cell>
          <table:table-cell table:formula="of:=CONCATENATE([.B60];[.E60])" office:value-type="string" office:string-value="32312" calcext:value-type="string">
            <text:p>32312</text:p>
          </table:table-cell>
          <table:table-cell table:formula="of:=DECIMAL([.F60:.F94];4)"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1];4)" office:value-type="string" office:string-value="330" calcext:value-type="string">
            <text:p>330</text:p>
          </table:table-cell>
          <table:table-cell table:formula="of:=MOD([.A61];4)" office:value-type="float" office:value="0" calcext:value-type="float">
            <text:p>0</text:p>
          </table:table-cell>
          <table:table-cell table:formula="of:=[.C61]*2" office:value-type="float" office:value="0" calcext:value-type="float">
            <text:p>0</text:p>
          </table:table-cell>
          <table:table-cell table:formula="of:=BASE([.D61];4)" office:value-type="string" office:string-value="0" calcext:value-type="string">
            <text:p>0</text:p>
          </table:table-cell>
          <table:table-cell table:formula="of:=CONCATENATE([.B61];RIGHT([.B61];2))" office:value-type="string" office:string-value="33030" calcext:value-type="string">
            <text:p>33030</text:p>
          </table:table-cell>
          <table:table-cell table:formula="of:=DECIMAL([.F61:.F95];4)" office:value-type="float" office:value="972" calcext:value-type="float">
            <text:p>97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2];4)" office:value-type="string" office:string-value="331" calcext:value-type="string">
            <text:p>331</text:p>
          </table:table-cell>
          <table:table-cell table:formula="of:=MOD([.A62];4)" office:value-type="float" office:value="1" calcext:value-type="float">
            <text:p>1</text:p>
          </table:table-cell>
          <table:table-cell table:formula="of:=[.C62]*2" office:value-type="float" office:value="2" calcext:value-type="float">
            <text:p>2</text:p>
          </table:table-cell>
          <table:table-cell table:formula="of:=BASE([.D62];4)" office:value-type="string" office:string-value="2" calcext:value-type="string">
            <text:p>2</text:p>
          </table:table-cell>
          <table:table-cell table:formula="of:=CONCATENATE([.B62];[.E62])" office:value-type="string" office:string-value="3312" calcext:value-type="string">
            <text:p>3312</text:p>
          </table:table-cell>
          <table:table-cell table:formula="of:=DECIMAL([.F62:.F96];4)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3];4)" office:value-type="string" office:string-value="332" calcext:value-type="string">
            <text:p>332</text:p>
          </table:table-cell>
          <table:table-cell table:formula="of:=MOD([.A63];4)" office:value-type="float" office:value="2" calcext:value-type="float">
            <text:p>2</text:p>
          </table:table-cell>
          <table:table-cell table:formula="of:=[.C63]*2" office:value-type="float" office:value="4" calcext:value-type="float">
            <text:p>4</text:p>
          </table:table-cell>
          <table:table-cell table:formula="of:=BASE([.D63];4)" office:value-type="string" office:string-value="10" calcext:value-type="string">
            <text:p>10</text:p>
          </table:table-cell>
          <table:table-cell table:formula="of:=CONCATENATE([.B63];[.E63])" office:value-type="string" office:string-value="33210" calcext:value-type="string">
            <text:p>33210</text:p>
          </table:table-cell>
          <table:table-cell table:formula="of:=DECIMAL([.F63:.F97];4)" office:value-type="float" office:value="996" calcext:value-type="float">
            <text:p>996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4];4)" office:value-type="string" office:string-value="333" calcext:value-type="string">
            <text:p>333</text:p>
          </table:table-cell>
          <table:table-cell table:formula="of:=MOD([.A64];4)" office:value-type="float" office:value="3" calcext:value-type="float">
            <text:p>3</text:p>
          </table:table-cell>
          <table:table-cell table:formula="of:=[.C64]*2" office:value-type="float" office:value="6" calcext:value-type="float">
            <text:p>6</text:p>
          </table:table-cell>
          <table:table-cell table:formula="of:=BASE([.D64];4)" office:value-type="string" office:string-value="12" calcext:value-type="string">
            <text:p>12</text:p>
          </table:table-cell>
          <table:table-cell table:formula="of:=CONCATENATE([.B64];[.E64])" office:value-type="string" office:string-value="33312" calcext:value-type="string">
            <text:p>33312</text:p>
          </table:table-cell>
          <table:table-cell table:formula="of:=DECIMAL([.F64:.F98];4)" office:value-type="float" office:value="1014" calcext:value-type="float">
            <text:p>101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5];4)" office:value-type="string" office:string-value="1000" calcext:value-type="string">
            <text:p>1000</text:p>
          </table:table-cell>
          <table:table-cell table:formula="of:=MOD([.A65];4)" office:value-type="float" office:value="0" calcext:value-type="float">
            <text:p>0</text:p>
          </table:table-cell>
          <table:table-cell table:formula="of:=[.C65]*2" office:value-type="float" office:value="0" calcext:value-type="float">
            <text:p>0</text:p>
          </table:table-cell>
          <table:table-cell table:formula="of:=BASE([.D65];4)" office:value-type="string" office:string-value="0" calcext:value-type="string">
            <text:p>0</text:p>
          </table:table-cell>
          <table:table-cell table:formula="of:=CONCATENATE([.B65];[.E65])" office:value-type="string" office:string-value="10000" calcext:value-type="string">
            <text:p>10000</text:p>
          </table:table-cell>
          <table:table-cell table:formula="of:=DECIMAL([.F65:.F99];4)"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6];4)" office:value-type="string" office:string-value="1001" calcext:value-type="string">
            <text:p>1001</text:p>
          </table:table-cell>
          <table:table-cell table:formula="of:=MOD([.A66];4)" office:value-type="float" office:value="1" calcext:value-type="float">
            <text:p>1</text:p>
          </table:table-cell>
          <table:table-cell table:formula="of:=[.C66]*2" office:value-type="float" office:value="2" calcext:value-type="float">
            <text:p>2</text:p>
          </table:table-cell>
          <table:table-cell table:formula="of:=BASE([.D66];4)" office:value-type="string" office:string-value="2" calcext:value-type="string">
            <text:p>2</text:p>
          </table:table-cell>
          <table:table-cell table:formula="of:=CONCATENATE([.B66];[.E66])" office:value-type="string" office:string-value="10012" calcext:value-type="string">
            <text:p>10012</text:p>
          </table:table-cell>
          <table:table-cell table:formula="of:=DECIMAL([.F66:.F100];4)"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7];4)" office:value-type="string" office:string-value="1002" calcext:value-type="string">
            <text:p>1002</text:p>
          </table:table-cell>
          <table:table-cell table:formula="of:=MOD([.A67];4)" office:value-type="float" office:value="2" calcext:value-type="float">
            <text:p>2</text:p>
          </table:table-cell>
          <table:table-cell table:formula="of:=[.C67]*2" office:value-type="float" office:value="4" calcext:value-type="float">
            <text:p>4</text:p>
          </table:table-cell>
          <table:table-cell table:formula="of:=BASE([.D67];4)" office:value-type="string" office:string-value="10" calcext:value-type="string">
            <text:p>10</text:p>
          </table:table-cell>
          <table:table-cell table:formula="of:=CONCATENATE([.B67];RIGHT([.B67];2))" office:value-type="string" office:string-value="100202" calcext:value-type="string">
            <text:p>100202</text:p>
          </table:table-cell>
          <table:table-cell table:formula="of:=DECIMAL([.F67:.F101];4)" office:value-type="float" office:value="1058" calcext:value-type="float">
            <text:p>105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8];4)" office:value-type="string" office:string-value="1003" calcext:value-type="string">
            <text:p>1003</text:p>
          </table:table-cell>
          <table:table-cell table:formula="of:=MOD([.A68];4)" office:value-type="float" office:value="3" calcext:value-type="float">
            <text:p>3</text:p>
          </table:table-cell>
          <table:table-cell table:formula="of:=[.C68]*2" office:value-type="float" office:value="6" calcext:value-type="float">
            <text:p>6</text:p>
          </table:table-cell>
          <table:table-cell table:formula="of:=BASE([.D68];4)" office:value-type="string" office:string-value="12" calcext:value-type="string">
            <text:p>12</text:p>
          </table:table-cell>
          <table:table-cell table:formula="of:=CONCATENATE([.B68];[.E68])" office:value-type="string" office:string-value="100312" calcext:value-type="string">
            <text:p>100312</text:p>
          </table:table-cell>
          <table:table-cell table:formula="of:=DECIMAL([.F68:.F102];4)"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69];4)" office:value-type="string" office:string-value="1010" calcext:value-type="string">
            <text:p>1010</text:p>
          </table:table-cell>
          <table:table-cell table:formula="of:=MOD([.A69];4)" office:value-type="float" office:value="0" calcext:value-type="float">
            <text:p>0</text:p>
          </table:table-cell>
          <table:table-cell table:formula="of:=[.C69]*2" office:value-type="float" office:value="0" calcext:value-type="float">
            <text:p>0</text:p>
          </table:table-cell>
          <table:table-cell table:formula="of:=BASE([.D69];4)" office:value-type="string" office:string-value="0" calcext:value-type="string">
            <text:p>0</text:p>
          </table:table-cell>
          <table:table-cell table:formula="of:=CONCATENATE([.B69];[.E69])" office:value-type="string" office:string-value="10100" calcext:value-type="string">
            <text:p>10100</text:p>
          </table:table-cell>
          <table:table-cell table:formula="of:=DECIMAL([.F69:.F103];4)"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0];4)" office:value-type="string" office:string-value="1011" calcext:value-type="string">
            <text:p>1011</text:p>
          </table:table-cell>
          <table:table-cell table:formula="of:=MOD([.A70];4)" office:value-type="float" office:value="1" calcext:value-type="float">
            <text:p>1</text:p>
          </table:table-cell>
          <table:table-cell table:formula="of:=[.C70]*2" office:value-type="float" office:value="2" calcext:value-type="float">
            <text:p>2</text:p>
          </table:table-cell>
          <table:table-cell table:formula="of:=BASE([.D70];4)" office:value-type="string" office:string-value="2" calcext:value-type="string">
            <text:p>2</text:p>
          </table:table-cell>
          <table:table-cell table:formula="of:=CONCATENATE([.B70];[.E70])" office:value-type="string" office:string-value="10112" calcext:value-type="string">
            <text:p>10112</text:p>
          </table:table-cell>
          <table:table-cell table:formula="of:=DECIMAL([.F70:.F104];4)"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1];4)" office:value-type="string" office:string-value="1012" calcext:value-type="string">
            <text:p>1012</text:p>
          </table:table-cell>
          <table:table-cell table:formula="of:=MOD([.A71];4)" office:value-type="float" office:value="2" calcext:value-type="float">
            <text:p>2</text:p>
          </table:table-cell>
          <table:table-cell table:formula="of:=[.C71]*2" office:value-type="float" office:value="4" calcext:value-type="float">
            <text:p>4</text:p>
          </table:table-cell>
          <table:table-cell table:formula="of:=BASE([.D71];4)" office:value-type="string" office:string-value="10" calcext:value-type="string">
            <text:p>10</text:p>
          </table:table-cell>
          <table:table-cell table:formula="of:=CONCATENATE([.B71];[.E71])" office:value-type="string" office:string-value="101210" calcext:value-type="string">
            <text:p>101210</text:p>
          </table:table-cell>
          <table:table-cell table:formula="of:=DECIMAL([.F71:.F105];4)" office:value-type="float" office:value="1124" calcext:value-type="float">
            <text:p>112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2];4)" office:value-type="string" office:string-value="1013" calcext:value-type="string">
            <text:p>1013</text:p>
          </table:table-cell>
          <table:table-cell table:formula="of:=MOD([.A72];4)" office:value-type="float" office:value="3" calcext:value-type="float">
            <text:p>3</text:p>
          </table:table-cell>
          <table:table-cell table:formula="of:=[.C72]*2" office:value-type="float" office:value="6" calcext:value-type="float">
            <text:p>6</text:p>
          </table:table-cell>
          <table:table-cell table:formula="of:=BASE([.D72];4)" office:value-type="string" office:string-value="12" calcext:value-type="string">
            <text:p>12</text:p>
          </table:table-cell>
          <table:table-cell table:formula="of:=CONCATENATE([.B72];[.E72])" office:value-type="string" office:string-value="101312" calcext:value-type="string">
            <text:p>101312</text:p>
          </table:table-cell>
          <table:table-cell table:formula="of:=DECIMAL([.F72:.F106];4)" office:value-type="float" office:value="1142" calcext:value-type="float">
            <text:p>1142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3];4)" office:value-type="string" office:string-value="1020" calcext:value-type="string">
            <text:p>1020</text:p>
          </table:table-cell>
          <table:table-cell table:formula="of:=MOD([.A73];4)" office:value-type="float" office:value="0" calcext:value-type="float">
            <text:p>0</text:p>
          </table:table-cell>
          <table:table-cell table:formula="of:=[.C73]*2" office:value-type="float" office:value="0" calcext:value-type="float">
            <text:p>0</text:p>
          </table:table-cell>
          <table:table-cell table:formula="of:=BASE([.D73];4)" office:value-type="string" office:string-value="0" calcext:value-type="string">
            <text:p>0</text:p>
          </table:table-cell>
          <table:table-cell table:formula="of:=CONCATENATE([.B73];[.E73])" office:value-type="string" office:string-value="10200" calcext:value-type="string">
            <text:p>10200</text:p>
          </table:table-cell>
          <table:table-cell table:formula="of:=DECIMAL([.F73:.F107];4)" office:value-type="float" office:value="288" calcext:value-type="float">
            <text:p>28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4];4)" office:value-type="string" office:string-value="1021" calcext:value-type="string">
            <text:p>1021</text:p>
          </table:table-cell>
          <table:table-cell table:formula="of:=MOD([.A74];4)" office:value-type="float" office:value="1" calcext:value-type="float">
            <text:p>1</text:p>
          </table:table-cell>
          <table:table-cell table:formula="of:=[.C74]*2" office:value-type="float" office:value="2" calcext:value-type="float">
            <text:p>2</text:p>
          </table:table-cell>
          <table:table-cell table:formula="of:=BASE([.D74];4)" office:value-type="string" office:string-value="2" calcext:value-type="string">
            <text:p>2</text:p>
          </table:table-cell>
          <table:table-cell table:formula="of:=CONCATENATE([.B74];[.E74])" office:value-type="string" office:string-value="10212" calcext:value-type="string">
            <text:p>10212</text:p>
          </table:table-cell>
          <table:table-cell table:formula="of:=DECIMAL([.F74:.F108];4)" office:value-type="float" office:value="294" calcext:value-type="float">
            <text:p>294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5];4)" office:value-type="string" office:string-value="1022" calcext:value-type="string">
            <text:p>1022</text:p>
          </table:table-cell>
          <table:table-cell table:formula="of:=MOD([.A75];4)" office:value-type="float" office:value="2" calcext:value-type="float">
            <text:p>2</text:p>
          </table:table-cell>
          <table:table-cell table:formula="of:=[.C75]*2" office:value-type="float" office:value="4" calcext:value-type="float">
            <text:p>4</text:p>
          </table:table-cell>
          <table:table-cell table:formula="of:=BASE([.D75];4)" office:value-type="string" office:string-value="10" calcext:value-type="string">
            <text:p>10</text:p>
          </table:table-cell>
          <table:table-cell table:formula="of:=CONCATENATE([.B75];RIGHT([.B75];2))" office:value-type="string" office:string-value="102222" calcext:value-type="string">
            <text:p>102222</text:p>
          </table:table-cell>
          <table:table-cell table:formula="of:=DECIMAL([.F75:.F109];4)" office:value-type="float" office:value="1194" calcext:value-type="float">
            <text:p>119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6];4)" office:value-type="string" office:string-value="1023" calcext:value-type="string">
            <text:p>1023</text:p>
          </table:table-cell>
          <table:table-cell table:formula="of:=MOD([.A76];4)" office:value-type="float" office:value="3" calcext:value-type="float">
            <text:p>3</text:p>
          </table:table-cell>
          <table:table-cell table:formula="of:=[.C76]*2" office:value-type="float" office:value="6" calcext:value-type="float">
            <text:p>6</text:p>
          </table:table-cell>
          <table:table-cell table:formula="of:=BASE([.D76];4)" office:value-type="string" office:string-value="12" calcext:value-type="string">
            <text:p>12</text:p>
          </table:table-cell>
          <table:table-cell table:formula="of:=CONCATENATE([.B76];[.E76])" office:value-type="string" office:string-value="102312" calcext:value-type="string">
            <text:p>102312</text:p>
          </table:table-cell>
          <table:table-cell table:formula="of:=DECIMAL([.F76:.F110];4)" office:value-type="float" office:value="1206" calcext:value-type="float">
            <text:p>1206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7];4)" office:value-type="string" office:string-value="1030" calcext:value-type="string">
            <text:p>1030</text:p>
          </table:table-cell>
          <table:table-cell table:formula="of:=MOD([.A77];4)" office:value-type="float" office:value="0" calcext:value-type="float">
            <text:p>0</text:p>
          </table:table-cell>
          <table:table-cell table:formula="of:=[.C77]*2" office:value-type="float" office:value="0" calcext:value-type="float">
            <text:p>0</text:p>
          </table:table-cell>
          <table:table-cell table:formula="of:=BASE([.D77];4)" office:value-type="string" office:string-value="0" calcext:value-type="string">
            <text:p>0</text:p>
          </table:table-cell>
          <table:table-cell table:formula="of:=CONCATENATE([.B77];[.E77])" office:value-type="string" office:string-value="10300" calcext:value-type="string">
            <text:p>10300</text:p>
          </table:table-cell>
          <table:table-cell table:formula="of:=DECIMAL([.F77:.F111];4)"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8];4)" office:value-type="string" office:string-value="1031" calcext:value-type="string">
            <text:p>1031</text:p>
          </table:table-cell>
          <table:table-cell table:formula="of:=MOD([.A78];4)" office:value-type="float" office:value="1" calcext:value-type="float">
            <text:p>1</text:p>
          </table:table-cell>
          <table:table-cell table:formula="of:=[.C78]*2" office:value-type="float" office:value="2" calcext:value-type="float">
            <text:p>2</text:p>
          </table:table-cell>
          <table:table-cell table:formula="of:=BASE([.D78];4)" office:value-type="string" office:string-value="2" calcext:value-type="string">
            <text:p>2</text:p>
          </table:table-cell>
          <table:table-cell table:formula="of:=CONCATENATE([.B78];[.E78])" office:value-type="string" office:string-value="10312" calcext:value-type="string">
            <text:p>10312</text:p>
          </table:table-cell>
          <table:table-cell table:formula="of:=DECIMAL([.F78:.F112];4)"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79];4)" office:value-type="string" office:string-value="1032" calcext:value-type="string">
            <text:p>1032</text:p>
          </table:table-cell>
          <table:table-cell table:formula="of:=MOD([.A79];4)" office:value-type="float" office:value="2" calcext:value-type="float">
            <text:p>2</text:p>
          </table:table-cell>
          <table:table-cell table:formula="of:=[.C79]*2" office:value-type="float" office:value="4" calcext:value-type="float">
            <text:p>4</text:p>
          </table:table-cell>
          <table:table-cell table:formula="of:=BASE([.D79];4)" office:value-type="string" office:string-value="10" calcext:value-type="string">
            <text:p>10</text:p>
          </table:table-cell>
          <table:table-cell table:formula="of:=CONCATENATE([.B79];[.E79])" office:value-type="string" office:string-value="103210" calcext:value-type="string">
            <text:p>103210</text:p>
          </table:table-cell>
          <table:table-cell table:formula="of:=DECIMAL([.F79:.F113];4)" office:value-type="float" office:value="1252" calcext:value-type="float">
            <text:p>1252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0];4)" office:value-type="string" office:string-value="1033" calcext:value-type="string">
            <text:p>1033</text:p>
          </table:table-cell>
          <table:table-cell table:formula="of:=MOD([.A80];4)" office:value-type="float" office:value="3" calcext:value-type="float">
            <text:p>3</text:p>
          </table:table-cell>
          <table:table-cell table:formula="of:=[.C80]*2" office:value-type="float" office:value="6" calcext:value-type="float">
            <text:p>6</text:p>
          </table:table-cell>
          <table:table-cell table:formula="of:=BASE([.D80];4)" office:value-type="string" office:string-value="12" calcext:value-type="string">
            <text:p>12</text:p>
          </table:table-cell>
          <table:table-cell table:formula="of:=CONCATENATE([.B80];[.E80])" office:value-type="string" office:string-value="103312" calcext:value-type="string">
            <text:p>103312</text:p>
          </table:table-cell>
          <table:table-cell table:formula="of:=DECIMAL([.F80:.F114];4)"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1];4)" office:value-type="string" office:string-value="1100" calcext:value-type="string">
            <text:p>1100</text:p>
          </table:table-cell>
          <table:table-cell table:formula="of:=MOD([.A81];4)" office:value-type="float" office:value="0" calcext:value-type="float">
            <text:p>0</text:p>
          </table:table-cell>
          <table:table-cell table:formula="of:=[.C81]*2" office:value-type="float" office:value="0" calcext:value-type="float">
            <text:p>0</text:p>
          </table:table-cell>
          <table:table-cell table:formula="of:=BASE([.D81];4)" office:value-type="string" office:string-value="0" calcext:value-type="string">
            <text:p>0</text:p>
          </table:table-cell>
          <table:table-cell table:formula="of:=CONCATENATE([.B81];RIGHT([.B81];2))" office:value-type="string" office:string-value="110000" calcext:value-type="string">
            <text:p>110000</text:p>
          </table:table-cell>
          <table:table-cell table:formula="of:=DECIMAL([.F81:.F115];4)"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2];4)" office:value-type="string" office:string-value="1101" calcext:value-type="string">
            <text:p>1101</text:p>
          </table:table-cell>
          <table:table-cell table:formula="of:=MOD([.A82];4)" office:value-type="float" office:value="1" calcext:value-type="float">
            <text:p>1</text:p>
          </table:table-cell>
          <table:table-cell table:formula="of:=[.C82]*2" office:value-type="float" office:value="2" calcext:value-type="float">
            <text:p>2</text:p>
          </table:table-cell>
          <table:table-cell table:formula="of:=BASE([.D82];4)" office:value-type="string" office:string-value="2" calcext:value-type="string">
            <text:p>2</text:p>
          </table:table-cell>
          <table:table-cell table:formula="of:=CONCATENATE([.B82];[.E82])" office:value-type="string" office:string-value="11012" calcext:value-type="string">
            <text:p>11012</text:p>
          </table:table-cell>
          <table:table-cell table:formula="of:=DECIMAL([.F82:.F116];4)" office:value-type="float" office:value="326" calcext:value-type="float">
            <text:p>326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3];4)" office:value-type="string" office:string-value="1102" calcext:value-type="string">
            <text:p>1102</text:p>
          </table:table-cell>
          <table:table-cell table:formula="of:=MOD([.A83];4)" office:value-type="float" office:value="2" calcext:value-type="float">
            <text:p>2</text:p>
          </table:table-cell>
          <table:table-cell table:formula="of:=[.C83]*2" office:value-type="float" office:value="4" calcext:value-type="float">
            <text:p>4</text:p>
          </table:table-cell>
          <table:table-cell table:formula="of:=BASE([.D83];4)" office:value-type="string" office:string-value="10" calcext:value-type="string">
            <text:p>10</text:p>
          </table:table-cell>
          <table:table-cell table:formula="of:=CONCATENATE([.B83];[.E83])" office:value-type="string" office:string-value="110210" calcext:value-type="string">
            <text:p>110210</text:p>
          </table:table-cell>
          <table:table-cell table:formula="of:=DECIMAL([.F83:.F117];4)" office:value-type="float" office:value="1316" calcext:value-type="float">
            <text:p>131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4];4)" office:value-type="string" office:string-value="1103" calcext:value-type="string">
            <text:p>1103</text:p>
          </table:table-cell>
          <table:table-cell table:formula="of:=MOD([.A84];4)" office:value-type="float" office:value="3" calcext:value-type="float">
            <text:p>3</text:p>
          </table:table-cell>
          <table:table-cell table:formula="of:=[.C84]*2" office:value-type="float" office:value="6" calcext:value-type="float">
            <text:p>6</text:p>
          </table:table-cell>
          <table:table-cell table:formula="of:=BASE([.D84];4)" office:value-type="string" office:string-value="12" calcext:value-type="string">
            <text:p>12</text:p>
          </table:table-cell>
          <table:table-cell table:formula="of:=CONCATENATE([.B84];[.E84])" office:value-type="string" office:string-value="110312" calcext:value-type="string">
            <text:p>110312</text:p>
          </table:table-cell>
          <table:table-cell table:formula="of:=DECIMAL([.F84:.F118];4)" office:value-type="float" office:value="1334" calcext:value-type="float">
            <text:p>133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5];4)" office:value-type="string" office:string-value="1110" calcext:value-type="string">
            <text:p>1110</text:p>
          </table:table-cell>
          <table:table-cell table:formula="of:=MOD([.A85];4)" office:value-type="float" office:value="0" calcext:value-type="float">
            <text:p>0</text:p>
          </table:table-cell>
          <table:table-cell table:formula="of:=[.C85]*2" office:value-type="float" office:value="0" calcext:value-type="float">
            <text:p>0</text:p>
          </table:table-cell>
          <table:table-cell table:formula="of:=BASE([.D85];4)" office:value-type="string" office:string-value="0" calcext:value-type="string">
            <text:p>0</text:p>
          </table:table-cell>
          <table:table-cell table:formula="of:=CONCATENATE([.B85];[.E85])" office:value-type="string" office:string-value="11100" calcext:value-type="string">
            <text:p>11100</text:p>
          </table:table-cell>
          <table:table-cell table:formula="of:=DECIMAL([.F85:.F119];4)" office:value-type="float" office:value="336" calcext:value-type="float">
            <text:p>336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6];4)" office:value-type="string" office:string-value="1111" calcext:value-type="string">
            <text:p>1111</text:p>
          </table:table-cell>
          <table:table-cell table:formula="of:=MOD([.A86];4)" office:value-type="float" office:value="1" calcext:value-type="float">
            <text:p>1</text:p>
          </table:table-cell>
          <table:table-cell table:formula="of:=[.C86]*2" office:value-type="float" office:value="2" calcext:value-type="float">
            <text:p>2</text:p>
          </table:table-cell>
          <table:table-cell table:formula="of:=BASE([.D86];4)" office:value-type="string" office:string-value="2" calcext:value-type="string">
            <text:p>2</text:p>
          </table:table-cell>
          <table:table-cell table:formula="of:=CONCATENATE([.B86];[.E86])" office:value-type="string" office:string-value="11112" calcext:value-type="string">
            <text:p>11112</text:p>
          </table:table-cell>
          <table:table-cell table:formula="of:=DECIMAL([.F86:.F120];4)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7];4)" office:value-type="string" office:string-value="1112" calcext:value-type="string">
            <text:p>1112</text:p>
          </table:table-cell>
          <table:table-cell table:formula="of:=MOD([.A87];4)" office:value-type="float" office:value="2" calcext:value-type="float">
            <text:p>2</text:p>
          </table:table-cell>
          <table:table-cell table:formula="of:=[.C87]*2" office:value-type="float" office:value="4" calcext:value-type="float">
            <text:p>4</text:p>
          </table:table-cell>
          <table:table-cell table:formula="of:=BASE([.D87];4)" office:value-type="string" office:string-value="10" calcext:value-type="string">
            <text:p>10</text:p>
          </table:table-cell>
          <table:table-cell table:formula="of:=CONCATENATE([.B87];[.E87])" office:value-type="string" office:string-value="111210" calcext:value-type="string">
            <text:p>111210</text:p>
          </table:table-cell>
          <table:table-cell table:formula="of:=DECIMAL([.F87:.F121];4)"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8];4)" office:value-type="string" office:string-value="1113" calcext:value-type="string">
            <text:p>1113</text:p>
          </table:table-cell>
          <table:table-cell table:formula="of:=MOD([.A88];4)" office:value-type="float" office:value="3" calcext:value-type="float">
            <text:p>3</text:p>
          </table:table-cell>
          <table:table-cell table:formula="of:=[.C88]*2" office:value-type="float" office:value="6" calcext:value-type="float">
            <text:p>6</text:p>
          </table:table-cell>
          <table:table-cell table:formula="of:=BASE([.D88];4)" office:value-type="string" office:string-value="12" calcext:value-type="string">
            <text:p>12</text:p>
          </table:table-cell>
          <table:table-cell table:formula="of:=CONCATENATE([.B88];[.E88])" office:value-type="string" office:string-value="111312" calcext:value-type="string">
            <text:p>111312</text:p>
          </table:table-cell>
          <table:table-cell table:formula="of:=DECIMAL([.F88:.F122];4)" office:value-type="float" office:value="1398" calcext:value-type="float">
            <text:p>1398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89];4)" office:value-type="string" office:string-value="1120" calcext:value-type="string">
            <text:p>1120</text:p>
          </table:table-cell>
          <table:table-cell table:formula="of:=MOD([.A89];4)" office:value-type="float" office:value="0" calcext:value-type="float">
            <text:p>0</text:p>
          </table:table-cell>
          <table:table-cell table:formula="of:=[.C89]*2" office:value-type="float" office:value="0" calcext:value-type="float">
            <text:p>0</text:p>
          </table:table-cell>
          <table:table-cell table:formula="of:=BASE([.D89];4)" office:value-type="string" office:string-value="0" calcext:value-type="string">
            <text:p>0</text:p>
          </table:table-cell>
          <table:table-cell table:formula="of:=CONCATENATE([.B89];RIGHT([.B89];2))" office:value-type="string" office:string-value="112020" calcext:value-type="string">
            <text:p>112020</text:p>
          </table:table-cell>
          <table:table-cell table:formula="of:=DECIMAL([.F89:.F123];4)" office:value-type="float" office:value="1416" calcext:value-type="float">
            <text:p>1416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0];4)" office:value-type="string" office:string-value="1121" calcext:value-type="string">
            <text:p>1121</text:p>
          </table:table-cell>
          <table:table-cell table:formula="of:=MOD([.A90];4)" office:value-type="float" office:value="1" calcext:value-type="float">
            <text:p>1</text:p>
          </table:table-cell>
          <table:table-cell table:formula="of:=[.C90]*2" office:value-type="float" office:value="2" calcext:value-type="float">
            <text:p>2</text:p>
          </table:table-cell>
          <table:table-cell table:formula="of:=BASE([.D90];4)" office:value-type="string" office:string-value="2" calcext:value-type="string">
            <text:p>2</text:p>
          </table:table-cell>
          <table:table-cell table:formula="of:=CONCATENATE([.B90];[.E90])" office:value-type="string" office:string-value="11212" calcext:value-type="string">
            <text:p>11212</text:p>
          </table:table-cell>
          <table:table-cell table:formula="of:=DECIMAL([.F90:.F124];4)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1];4)" office:value-type="string" office:string-value="1122" calcext:value-type="string">
            <text:p>1122</text:p>
          </table:table-cell>
          <table:table-cell table:formula="of:=MOD([.A91];4)" office:value-type="float" office:value="2" calcext:value-type="float">
            <text:p>2</text:p>
          </table:table-cell>
          <table:table-cell table:formula="of:=[.C91]*2" office:value-type="float" office:value="4" calcext:value-type="float">
            <text:p>4</text:p>
          </table:table-cell>
          <table:table-cell table:formula="of:=BASE([.D91];4)" office:value-type="string" office:string-value="10" calcext:value-type="string">
            <text:p>10</text:p>
          </table:table-cell>
          <table:table-cell table:formula="of:=CONCATENATE([.B91];[.E91])" office:value-type="string" office:string-value="112210" calcext:value-type="string">
            <text:p>112210</text:p>
          </table:table-cell>
          <table:table-cell table:formula="of:=DECIMAL([.F91:.F125];4)" office:value-type="float" office:value="1444" calcext:value-type="float">
            <text:p>1444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2];4)" office:value-type="string" office:string-value="1123" calcext:value-type="string">
            <text:p>1123</text:p>
          </table:table-cell>
          <table:table-cell table:formula="of:=MOD([.A92];4)" office:value-type="float" office:value="3" calcext:value-type="float">
            <text:p>3</text:p>
          </table:table-cell>
          <table:table-cell table:formula="of:=[.C92]*2" office:value-type="float" office:value="6" calcext:value-type="float">
            <text:p>6</text:p>
          </table:table-cell>
          <table:table-cell table:formula="of:=BASE([.D92];4)" office:value-type="string" office:string-value="12" calcext:value-type="string">
            <text:p>12</text:p>
          </table:table-cell>
          <table:table-cell table:formula="of:=CONCATENATE([.B92];[.E92])" office:value-type="string" office:string-value="112312" calcext:value-type="string">
            <text:p>112312</text:p>
          </table:table-cell>
          <table:table-cell table:formula="of:=DECIMAL([.F92:.F126];4)" office:value-type="float" office:value="1462" calcext:value-type="float">
            <text:p>146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3];4)" office:value-type="string" office:string-value="1130" calcext:value-type="string">
            <text:p>1130</text:p>
          </table:table-cell>
          <table:table-cell table:formula="of:=MOD([.A93];4)" office:value-type="float" office:value="0" calcext:value-type="float">
            <text:p>0</text:p>
          </table:table-cell>
          <table:table-cell table:formula="of:=[.C93]*2" office:value-type="float" office:value="0" calcext:value-type="float">
            <text:p>0</text:p>
          </table:table-cell>
          <table:table-cell table:formula="of:=BASE([.D93];4)" office:value-type="string" office:string-value="0" calcext:value-type="string">
            <text:p>0</text:p>
          </table:table-cell>
          <table:table-cell table:formula="of:=CONCATENATE([.B93];[.E93])" office:value-type="string" office:string-value="11300" calcext:value-type="string">
            <text:p>11300</text:p>
          </table:table-cell>
          <table:table-cell table:formula="of:=DECIMAL([.F93:.F127];4)"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4];4)" office:value-type="string" office:string-value="1131" calcext:value-type="string">
            <text:p>1131</text:p>
          </table:table-cell>
          <table:table-cell table:formula="of:=MOD([.A94];4)" office:value-type="float" office:value="1" calcext:value-type="float">
            <text:p>1</text:p>
          </table:table-cell>
          <table:table-cell table:formula="of:=[.C94]*2" office:value-type="float" office:value="2" calcext:value-type="float">
            <text:p>2</text:p>
          </table:table-cell>
          <table:table-cell table:formula="of:=BASE([.D94];4)" office:value-type="string" office:string-value="2" calcext:value-type="string">
            <text:p>2</text:p>
          </table:table-cell>
          <table:table-cell table:formula="of:=CONCATENATE([.B94];[.E94])" office:value-type="string" office:string-value="11312" calcext:value-type="string">
            <text:p>11312</text:p>
          </table:table-cell>
          <table:table-cell table:formula="of:=DECIMAL([.F94:.F128];4)"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5];4)" office:value-type="string" office:string-value="1132" calcext:value-type="string">
            <text:p>1132</text:p>
          </table:table-cell>
          <table:table-cell table:formula="of:=MOD([.A95];4)" office:value-type="float" office:value="2" calcext:value-type="float">
            <text:p>2</text:p>
          </table:table-cell>
          <table:table-cell table:formula="of:=[.C95]*2" office:value-type="float" office:value="4" calcext:value-type="float">
            <text:p>4</text:p>
          </table:table-cell>
          <table:table-cell table:formula="of:=BASE([.D95];4)" office:value-type="string" office:string-value="10" calcext:value-type="string">
            <text:p>10</text:p>
          </table:table-cell>
          <table:table-cell table:formula="of:=CONCATENATE([.B95];RIGHT([.B95];2))" office:value-type="string" office:string-value="113232" calcext:value-type="string">
            <text:p>113232</text:p>
          </table:table-cell>
          <table:table-cell table:formula="of:=DECIMAL([.F95:.F129];4)" office:value-type="float" office:value="1518" calcext:value-type="float">
            <text:p>1518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6];4)" office:value-type="string" office:string-value="1133" calcext:value-type="string">
            <text:p>1133</text:p>
          </table:table-cell>
          <table:table-cell table:formula="of:=MOD([.A96];4)" office:value-type="float" office:value="3" calcext:value-type="float">
            <text:p>3</text:p>
          </table:table-cell>
          <table:table-cell table:formula="of:=[.C96]*2" office:value-type="float" office:value="6" calcext:value-type="float">
            <text:p>6</text:p>
          </table:table-cell>
          <table:table-cell table:formula="of:=BASE([.D96];4)" office:value-type="string" office:string-value="12" calcext:value-type="string">
            <text:p>12</text:p>
          </table:table-cell>
          <table:table-cell table:formula="of:=CONCATENATE([.B96];[.E96])" office:value-type="string" office:string-value="113312" calcext:value-type="string">
            <text:p>113312</text:p>
          </table:table-cell>
          <table:table-cell table:formula="of:=DECIMAL([.F96:.F130];4)" office:value-type="float" office:value="1526" calcext:value-type="float">
            <text:p>1526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7];4)" office:value-type="string" office:string-value="1200" calcext:value-type="string">
            <text:p>1200</text:p>
          </table:table-cell>
          <table:table-cell table:formula="of:=MOD([.A97];4)" office:value-type="float" office:value="0" calcext:value-type="float">
            <text:p>0</text:p>
          </table:table-cell>
          <table:table-cell table:formula="of:=[.C97]*2" office:value-type="float" office:value="0" calcext:value-type="float">
            <text:p>0</text:p>
          </table:table-cell>
          <table:table-cell table:formula="of:=BASE([.D97];4)" office:value-type="string" office:string-value="0" calcext:value-type="string">
            <text:p>0</text:p>
          </table:table-cell>
          <table:table-cell table:formula="of:=CONCATENATE([.B97];[.E97])" office:value-type="string" office:string-value="12000" calcext:value-type="string">
            <text:p>12000</text:p>
          </table:table-cell>
          <table:table-cell table:formula="of:=DECIMAL([.F97:.F131];4)"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8];4)" office:value-type="string" office:string-value="1201" calcext:value-type="string">
            <text:p>1201</text:p>
          </table:table-cell>
          <table:table-cell table:formula="of:=MOD([.A98];4)" office:value-type="float" office:value="1" calcext:value-type="float">
            <text:p>1</text:p>
          </table:table-cell>
          <table:table-cell table:formula="of:=[.C98]*2" office:value-type="float" office:value="2" calcext:value-type="float">
            <text:p>2</text:p>
          </table:table-cell>
          <table:table-cell table:formula="of:=BASE([.D98];4)" office:value-type="string" office:string-value="2" calcext:value-type="string">
            <text:p>2</text:p>
          </table:table-cell>
          <table:table-cell table:formula="of:=CONCATENATE([.B98];[.E98])" office:value-type="string" office:string-value="12012" calcext:value-type="string">
            <text:p>12012</text:p>
          </table:table-cell>
          <table:table-cell table:formula="of:=DECIMAL([.F98:.F132];4)"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99];4)" office:value-type="string" office:string-value="1202" calcext:value-type="string">
            <text:p>1202</text:p>
          </table:table-cell>
          <table:table-cell table:formula="of:=MOD([.A99];4)" office:value-type="float" office:value="2" calcext:value-type="float">
            <text:p>2</text:p>
          </table:table-cell>
          <table:table-cell table:formula="of:=[.C99]*2" office:value-type="float" office:value="4" calcext:value-type="float">
            <text:p>4</text:p>
          </table:table-cell>
          <table:table-cell table:formula="of:=BASE([.D99];4)" office:value-type="string" office:string-value="10" calcext:value-type="string">
            <text:p>10</text:p>
          </table:table-cell>
          <table:table-cell table:formula="of:=CONCATENATE([.B99];[.E99])" office:value-type="string" office:string-value="120210" calcext:value-type="string">
            <text:p>120210</text:p>
          </table:table-cell>
          <table:table-cell table:formula="of:=DECIMAL([.F99:.F133];4)" office:value-type="float" office:value="1572" calcext:value-type="float">
            <text:p>157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0];4)" office:value-type="string" office:string-value="1203" calcext:value-type="string">
            <text:p>1203</text:p>
          </table:table-cell>
          <table:table-cell table:formula="of:=MOD([.A100];4)" office:value-type="float" office:value="3" calcext:value-type="float">
            <text:p>3</text:p>
          </table:table-cell>
          <table:table-cell table:formula="of:=[.C100]*2" office:value-type="float" office:value="6" calcext:value-type="float">
            <text:p>6</text:p>
          </table:table-cell>
          <table:table-cell table:formula="of:=BASE([.D100];4)" office:value-type="string" office:string-value="12" calcext:value-type="string">
            <text:p>12</text:p>
          </table:table-cell>
          <table:table-cell table:formula="of:=CONCATENATE([.B100];[.E100])" office:value-type="string" office:string-value="120312" calcext:value-type="string">
            <text:p>120312</text:p>
          </table:table-cell>
          <table:table-cell table:formula="of:=DECIMAL([.F100:.F134];4)"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1];4)" office:value-type="string" office:string-value="1210" calcext:value-type="string">
            <text:p>1210</text:p>
          </table:table-cell>
          <table:table-cell table:formula="of:=MOD([.A101];4)" office:value-type="float" office:value="0" calcext:value-type="float">
            <text:p>0</text:p>
          </table:table-cell>
          <table:table-cell table:formula="of:=[.C101]*2" office:value-type="float" office:value="0" calcext:value-type="float">
            <text:p>0</text:p>
          </table:table-cell>
          <table:table-cell table:formula="of:=BASE([.D101];4)" office:value-type="string" office:string-value="0" calcext:value-type="string">
            <text:p>0</text:p>
          </table:table-cell>
          <table:table-cell table:formula="of:=CONCATENATE([.B101];[.E101])" office:value-type="string" office:string-value="12100" calcext:value-type="string">
            <text:p>12100</text:p>
          </table:table-cell>
          <table:table-cell table:formula="of:=DECIMAL([.F101:.F135];4)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2];4)" office:value-type="string" office:string-value="1211" calcext:value-type="string">
            <text:p>1211</text:p>
          </table:table-cell>
          <table:table-cell table:formula="of:=MOD([.A102];4)" office:value-type="float" office:value="1" calcext:value-type="float">
            <text:p>1</text:p>
          </table:table-cell>
          <table:table-cell table:formula="of:=[.C102]*2" office:value-type="float" office:value="2" calcext:value-type="float">
            <text:p>2</text:p>
          </table:table-cell>
          <table:table-cell table:formula="of:=BASE([.D102];4)" office:value-type="string" office:string-value="2" calcext:value-type="string">
            <text:p>2</text:p>
          </table:table-cell>
          <table:table-cell table:formula="of:=CONCATENATE([.B102];[.E102])" office:value-type="string" office:string-value="12112" calcext:value-type="string">
            <text:p>12112</text:p>
          </table:table-cell>
          <table:table-cell table:formula="of:=DECIMAL([.F102:.F136];4)"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3];4)" office:value-type="string" office:string-value="1212" calcext:value-type="string">
            <text:p>1212</text:p>
          </table:table-cell>
          <table:table-cell table:formula="of:=MOD([.A103];4)" office:value-type="float" office:value="2" calcext:value-type="float">
            <text:p>2</text:p>
          </table:table-cell>
          <table:table-cell table:formula="of:=[.C103]*2" office:value-type="float" office:value="4" calcext:value-type="float">
            <text:p>4</text:p>
          </table:table-cell>
          <table:table-cell table:formula="of:=BASE([.D103];4)" office:value-type="string" office:string-value="10" calcext:value-type="string">
            <text:p>10</text:p>
          </table:table-cell>
          <table:table-cell table:formula="of:=CONCATENATE([.B103];RIGHT([.B103];2))" office:value-type="string" office:string-value="121212" calcext:value-type="string">
            <text:p>121212</text:p>
          </table:table-cell>
          <table:table-cell table:formula="of:=DECIMAL([.F103:.F137];4)" office:value-type="float" office:value="1638" calcext:value-type="float">
            <text:p>1638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4];4)" office:value-type="string" office:string-value="1213" calcext:value-type="string">
            <text:p>1213</text:p>
          </table:table-cell>
          <table:table-cell table:formula="of:=MOD([.A104];4)" office:value-type="float" office:value="3" calcext:value-type="float">
            <text:p>3</text:p>
          </table:table-cell>
          <table:table-cell table:formula="of:=[.C104]*2" office:value-type="float" office:value="6" calcext:value-type="float">
            <text:p>6</text:p>
          </table:table-cell>
          <table:table-cell table:formula="of:=BASE([.D104];4)" office:value-type="string" office:string-value="12" calcext:value-type="string">
            <text:p>12</text:p>
          </table:table-cell>
          <table:table-cell table:formula="of:=CONCATENATE([.B104];[.E104])" office:value-type="string" office:string-value="121312" calcext:value-type="string">
            <text:p>121312</text:p>
          </table:table-cell>
          <table:table-cell table:formula="of:=DECIMAL([.F104:.F138];4)" office:value-type="float" office:value="1654" calcext:value-type="float">
            <text:p>165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5];4)" office:value-type="string" office:string-value="1220" calcext:value-type="string">
            <text:p>1220</text:p>
          </table:table-cell>
          <table:table-cell table:formula="of:=MOD([.A105];4)" office:value-type="float" office:value="0" calcext:value-type="float">
            <text:p>0</text:p>
          </table:table-cell>
          <table:table-cell table:formula="of:=[.C105]*2" office:value-type="float" office:value="0" calcext:value-type="float">
            <text:p>0</text:p>
          </table:table-cell>
          <table:table-cell table:formula="of:=BASE([.D105];4)" office:value-type="string" office:string-value="0" calcext:value-type="string">
            <text:p>0</text:p>
          </table:table-cell>
          <table:table-cell table:formula="of:=CONCATENATE([.B105];[.E105])" office:value-type="string" office:string-value="12200" calcext:value-type="string">
            <text:p>12200</text:p>
          </table:table-cell>
          <table:table-cell table:formula="of:=DECIMAL([.F105:.F139];4)"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6];4)" office:value-type="string" office:string-value="1221" calcext:value-type="string">
            <text:p>1221</text:p>
          </table:table-cell>
          <table:table-cell table:formula="of:=MOD([.A106];4)" office:value-type="float" office:value="1" calcext:value-type="float">
            <text:p>1</text:p>
          </table:table-cell>
          <table:table-cell table:formula="of:=[.C106]*2" office:value-type="float" office:value="2" calcext:value-type="float">
            <text:p>2</text:p>
          </table:table-cell>
          <table:table-cell table:formula="of:=BASE([.D106];4)" office:value-type="string" office:string-value="2" calcext:value-type="string">
            <text:p>2</text:p>
          </table:table-cell>
          <table:table-cell table:formula="of:=CONCATENATE([.B106];[.E106])" office:value-type="string" office:string-value="12212" calcext:value-type="string">
            <text:p>12212</text:p>
          </table:table-cell>
          <table:table-cell table:formula="of:=DECIMAL([.F106:.F140];4)"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7];4)" office:value-type="string" office:string-value="1222" calcext:value-type="string">
            <text:p>1222</text:p>
          </table:table-cell>
          <table:table-cell table:formula="of:=MOD([.A107];4)" office:value-type="float" office:value="2" calcext:value-type="float">
            <text:p>2</text:p>
          </table:table-cell>
          <table:table-cell table:formula="of:=[.C107]*2" office:value-type="float" office:value="4" calcext:value-type="float">
            <text:p>4</text:p>
          </table:table-cell>
          <table:table-cell table:formula="of:=BASE([.D107];4)" office:value-type="string" office:string-value="10" calcext:value-type="string">
            <text:p>10</text:p>
          </table:table-cell>
          <table:table-cell table:formula="of:=CONCATENATE([.B107];[.E107])" office:value-type="string" office:string-value="122210" calcext:value-type="string">
            <text:p>122210</text:p>
          </table:table-cell>
          <table:table-cell table:formula="of:=DECIMAL([.F107:.F141];4)"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8];4)" office:value-type="string" office:string-value="1223" calcext:value-type="string">
            <text:p>1223</text:p>
          </table:table-cell>
          <table:table-cell table:formula="of:=MOD([.A108];4)" office:value-type="float" office:value="3" calcext:value-type="float">
            <text:p>3</text:p>
          </table:table-cell>
          <table:table-cell table:formula="of:=[.C108]*2" office:value-type="float" office:value="6" calcext:value-type="float">
            <text:p>6</text:p>
          </table:table-cell>
          <table:table-cell table:formula="of:=BASE([.D108];4)" office:value-type="string" office:string-value="12" calcext:value-type="string">
            <text:p>12</text:p>
          </table:table-cell>
          <table:table-cell table:formula="of:=CONCATENATE([.B108];[.E108])" office:value-type="string" office:string-value="122312" calcext:value-type="string">
            <text:p>122312</text:p>
          </table:table-cell>
          <table:table-cell table:formula="of:=DECIMAL([.F108:.F142];4)" office:value-type="float" office:value="1718" calcext:value-type="float">
            <text:p>171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09];4)" office:value-type="string" office:string-value="1230" calcext:value-type="string">
            <text:p>1230</text:p>
          </table:table-cell>
          <table:table-cell table:formula="of:=MOD([.A109];4)" office:value-type="float" office:value="0" calcext:value-type="float">
            <text:p>0</text:p>
          </table:table-cell>
          <table:table-cell table:formula="of:=[.C109]*2" office:value-type="float" office:value="0" calcext:value-type="float">
            <text:p>0</text:p>
          </table:table-cell>
          <table:table-cell table:formula="of:=BASE([.D109];4)" office:value-type="string" office:string-value="0" calcext:value-type="string">
            <text:p>0</text:p>
          </table:table-cell>
          <table:table-cell table:formula="of:=CONCATENATE([.B109];RIGHT([.B109];2))" office:value-type="string" office:string-value="123030" calcext:value-type="string">
            <text:p>123030</text:p>
          </table:table-cell>
          <table:table-cell table:formula="of:=DECIMAL([.F109:.F143];4)"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0];4)" office:value-type="string" office:string-value="1231" calcext:value-type="string">
            <text:p>1231</text:p>
          </table:table-cell>
          <table:table-cell table:formula="of:=MOD([.A110];4)" office:value-type="float" office:value="1" calcext:value-type="float">
            <text:p>1</text:p>
          </table:table-cell>
          <table:table-cell table:formula="of:=[.C110]*2" office:value-type="float" office:value="2" calcext:value-type="float">
            <text:p>2</text:p>
          </table:table-cell>
          <table:table-cell table:formula="of:=BASE([.D110];4)" office:value-type="string" office:string-value="2" calcext:value-type="string">
            <text:p>2</text:p>
          </table:table-cell>
          <table:table-cell table:formula="of:=CONCATENATE([.B110];[.E110])" office:value-type="string" office:string-value="12312" calcext:value-type="string">
            <text:p>12312</text:p>
          </table:table-cell>
          <table:table-cell table:formula="of:=DECIMAL([.F110:.F144];4)"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1];4)" office:value-type="string" office:string-value="1232" calcext:value-type="string">
            <text:p>1232</text:p>
          </table:table-cell>
          <table:table-cell table:formula="of:=MOD([.A111];4)" office:value-type="float" office:value="2" calcext:value-type="float">
            <text:p>2</text:p>
          </table:table-cell>
          <table:table-cell table:formula="of:=[.C111]*2" office:value-type="float" office:value="4" calcext:value-type="float">
            <text:p>4</text:p>
          </table:table-cell>
          <table:table-cell table:formula="of:=BASE([.D111];4)" office:value-type="string" office:string-value="10" calcext:value-type="string">
            <text:p>10</text:p>
          </table:table-cell>
          <table:table-cell table:formula="of:=CONCATENATE([.B111];[.E111])" office:value-type="string" office:string-value="123210" calcext:value-type="string">
            <text:p>123210</text:p>
          </table:table-cell>
          <table:table-cell table:formula="of:=DECIMAL([.F111:.F145];4)" office:value-type="float" office:value="1764" calcext:value-type="float">
            <text:p>176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2];4)" office:value-type="string" office:string-value="1233" calcext:value-type="string">
            <text:p>1233</text:p>
          </table:table-cell>
          <table:table-cell table:formula="of:=MOD([.A112];4)" office:value-type="float" office:value="3" calcext:value-type="float">
            <text:p>3</text:p>
          </table:table-cell>
          <table:table-cell table:formula="of:=[.C112]*2" office:value-type="float" office:value="6" calcext:value-type="float">
            <text:p>6</text:p>
          </table:table-cell>
          <table:table-cell table:formula="of:=BASE([.D112];4)" office:value-type="string" office:string-value="12" calcext:value-type="string">
            <text:p>12</text:p>
          </table:table-cell>
          <table:table-cell table:formula="of:=CONCATENATE([.B112];[.E112])" office:value-type="string" office:string-value="123312" calcext:value-type="string">
            <text:p>123312</text:p>
          </table:table-cell>
          <table:table-cell table:formula="of:=DECIMAL([.F112:.F146];4)"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3];4)" office:value-type="string" office:string-value="1300" calcext:value-type="string">
            <text:p>1300</text:p>
          </table:table-cell>
          <table:table-cell table:formula="of:=MOD([.A113];4)" office:value-type="float" office:value="0" calcext:value-type="float">
            <text:p>0</text:p>
          </table:table-cell>
          <table:table-cell table:formula="of:=[.C113]*2" office:value-type="float" office:value="0" calcext:value-type="float">
            <text:p>0</text:p>
          </table:table-cell>
          <table:table-cell table:formula="of:=BASE([.D113];4)" office:value-type="string" office:string-value="0" calcext:value-type="string">
            <text:p>0</text:p>
          </table:table-cell>
          <table:table-cell table:formula="of:=CONCATENATE([.B113];[.E113])" office:value-type="string" office:string-value="13000" calcext:value-type="string">
            <text:p>13000</text:p>
          </table:table-cell>
          <table:table-cell table:formula="of:=DECIMAL([.F113:.F147];4)" office:value-type="float" office:value="448" calcext:value-type="float">
            <text:p>44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4];4)" office:value-type="string" office:string-value="1301" calcext:value-type="string">
            <text:p>1301</text:p>
          </table:table-cell>
          <table:table-cell table:formula="of:=MOD([.A114];4)" office:value-type="float" office:value="1" calcext:value-type="float">
            <text:p>1</text:p>
          </table:table-cell>
          <table:table-cell table:formula="of:=[.C114]*2" office:value-type="float" office:value="2" calcext:value-type="float">
            <text:p>2</text:p>
          </table:table-cell>
          <table:table-cell table:formula="of:=BASE([.D114];4)" office:value-type="string" office:string-value="2" calcext:value-type="string">
            <text:p>2</text:p>
          </table:table-cell>
          <table:table-cell table:formula="of:=CONCATENATE([.B114];[.E114])" office:value-type="string" office:string-value="13012" calcext:value-type="string">
            <text:p>13012</text:p>
          </table:table-cell>
          <table:table-cell table:formula="of:=DECIMAL([.F114:.F148];4)" office:value-type="float" office:value="454" calcext:value-type="float">
            <text:p>454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5];4)" office:value-type="string" office:string-value="1302" calcext:value-type="string">
            <text:p>1302</text:p>
          </table:table-cell>
          <table:table-cell table:formula="of:=MOD([.A115];4)" office:value-type="float" office:value="2" calcext:value-type="float">
            <text:p>2</text:p>
          </table:table-cell>
          <table:table-cell table:formula="of:=[.C115]*2" office:value-type="float" office:value="4" calcext:value-type="float">
            <text:p>4</text:p>
          </table:table-cell>
          <table:table-cell table:formula="of:=BASE([.D115];4)" office:value-type="string" office:string-value="10" calcext:value-type="string">
            <text:p>10</text:p>
          </table:table-cell>
          <table:table-cell table:formula="of:=CONCATENATE([.B115];[.E115])" office:value-type="string" office:string-value="130210" calcext:value-type="string">
            <text:p>130210</text:p>
          </table:table-cell>
          <table:table-cell table:formula="of:=DECIMAL([.F115:.F149];4)" office:value-type="float" office:value="1828" calcext:value-type="float">
            <text:p>182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6];4)" office:value-type="string" office:string-value="1303" calcext:value-type="string">
            <text:p>1303</text:p>
          </table:table-cell>
          <table:table-cell table:formula="of:=MOD([.A116];4)" office:value-type="float" office:value="3" calcext:value-type="float">
            <text:p>3</text:p>
          </table:table-cell>
          <table:table-cell table:formula="of:=[.C116]*2" office:value-type="float" office:value="6" calcext:value-type="float">
            <text:p>6</text:p>
          </table:table-cell>
          <table:table-cell table:formula="of:=BASE([.D116];4)" office:value-type="string" office:string-value="12" calcext:value-type="string">
            <text:p>12</text:p>
          </table:table-cell>
          <table:table-cell table:formula="of:=CONCATENATE([.B116];[.E116])" office:value-type="string" office:string-value="130312" calcext:value-type="string">
            <text:p>130312</text:p>
          </table:table-cell>
          <table:table-cell table:formula="of:=DECIMAL([.F116:.F150];4)" office:value-type="float" office:value="1846" calcext:value-type="float">
            <text:p>1846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7];4)" office:value-type="string" office:string-value="1310" calcext:value-type="string">
            <text:p>1310</text:p>
          </table:table-cell>
          <table:table-cell table:formula="of:=MOD([.A117];4)" office:value-type="float" office:value="0" calcext:value-type="float">
            <text:p>0</text:p>
          </table:table-cell>
          <table:table-cell table:formula="of:=[.C117]*2" office:value-type="float" office:value="0" calcext:value-type="float">
            <text:p>0</text:p>
          </table:table-cell>
          <table:table-cell table:formula="of:=BASE([.D117];4)" office:value-type="string" office:string-value="0" calcext:value-type="string">
            <text:p>0</text:p>
          </table:table-cell>
          <table:table-cell table:formula="of:=CONCATENATE([.B117];RIGHT([.B117];2))" office:value-type="string" office:string-value="131010" calcext:value-type="string">
            <text:p>131010</text:p>
          </table:table-cell>
          <table:table-cell table:formula="of:=DECIMAL([.F117:.F151];4)" office:value-type="float" office:value="1860" calcext:value-type="float">
            <text:p>186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8];4)" office:value-type="string" office:string-value="1311" calcext:value-type="string">
            <text:p>1311</text:p>
          </table:table-cell>
          <table:table-cell table:formula="of:=MOD([.A118];4)" office:value-type="float" office:value="1" calcext:value-type="float">
            <text:p>1</text:p>
          </table:table-cell>
          <table:table-cell table:formula="of:=[.C118]*2" office:value-type="float" office:value="2" calcext:value-type="float">
            <text:p>2</text:p>
          </table:table-cell>
          <table:table-cell table:formula="of:=BASE([.D118];4)" office:value-type="string" office:string-value="2" calcext:value-type="string">
            <text:p>2</text:p>
          </table:table-cell>
          <table:table-cell table:formula="of:=CONCATENATE([.B118];[.E118])" office:value-type="string" office:string-value="13112" calcext:value-type="string">
            <text:p>13112</text:p>
          </table:table-cell>
          <table:table-cell table:formula="of:=DECIMAL([.F118:.F152];4)"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19];4)" office:value-type="string" office:string-value="1312" calcext:value-type="string">
            <text:p>1312</text:p>
          </table:table-cell>
          <table:table-cell table:formula="of:=MOD([.A119];4)" office:value-type="float" office:value="2" calcext:value-type="float">
            <text:p>2</text:p>
          </table:table-cell>
          <table:table-cell table:formula="of:=[.C119]*2" office:value-type="float" office:value="4" calcext:value-type="float">
            <text:p>4</text:p>
          </table:table-cell>
          <table:table-cell table:formula="of:=BASE([.D119];4)" office:value-type="string" office:string-value="10" calcext:value-type="string">
            <text:p>10</text:p>
          </table:table-cell>
          <table:table-cell table:formula="of:=CONCATENATE([.B119];[.E119])" office:value-type="string" office:string-value="131210" calcext:value-type="string">
            <text:p>131210</text:p>
          </table:table-cell>
          <table:table-cell table:formula="of:=DECIMAL([.F119:.F153];4)" office:value-type="float" office:value="1892" calcext:value-type="float">
            <text:p>189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0];4)" office:value-type="string" office:string-value="1313" calcext:value-type="string">
            <text:p>1313</text:p>
          </table:table-cell>
          <table:table-cell table:formula="of:=MOD([.A120];4)" office:value-type="float" office:value="3" calcext:value-type="float">
            <text:p>3</text:p>
          </table:table-cell>
          <table:table-cell table:formula="of:=[.C120]*2" office:value-type="float" office:value="6" calcext:value-type="float">
            <text:p>6</text:p>
          </table:table-cell>
          <table:table-cell table:formula="of:=BASE([.D120];4)" office:value-type="string" office:string-value="12" calcext:value-type="string">
            <text:p>12</text:p>
          </table:table-cell>
          <table:table-cell table:formula="of:=CONCATENATE([.B120];[.E120])" office:value-type="string" office:string-value="131312" calcext:value-type="string">
            <text:p>131312</text:p>
          </table:table-cell>
          <table:table-cell table:formula="of:=DECIMAL([.F120:.F154];4)" office:value-type="float" office:value="1910" calcext:value-type="float">
            <text:p>191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1];4)" office:value-type="string" office:string-value="1320" calcext:value-type="string">
            <text:p>1320</text:p>
          </table:table-cell>
          <table:table-cell table:formula="of:=MOD([.A121];4)" office:value-type="float" office:value="0" calcext:value-type="float">
            <text:p>0</text:p>
          </table:table-cell>
          <table:table-cell table:formula="of:=[.C121]*2" office:value-type="float" office:value="0" calcext:value-type="float">
            <text:p>0</text:p>
          </table:table-cell>
          <table:table-cell table:formula="of:=BASE([.D121];4)" office:value-type="string" office:string-value="0" calcext:value-type="string">
            <text:p>0</text:p>
          </table:table-cell>
          <table:table-cell table:formula="of:=CONCATENATE([.B121];[.E121])" office:value-type="string" office:string-value="13200" calcext:value-type="string">
            <text:p>13200</text:p>
          </table:table-cell>
          <table:table-cell table:formula="of:=DECIMAL([.F121:.F155];4)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2];4)" office:value-type="string" office:string-value="1321" calcext:value-type="string">
            <text:p>1321</text:p>
          </table:table-cell>
          <table:table-cell table:formula="of:=MOD([.A122];4)" office:value-type="float" office:value="1" calcext:value-type="float">
            <text:p>1</text:p>
          </table:table-cell>
          <table:table-cell table:formula="of:=[.C122]*2" office:value-type="float" office:value="2" calcext:value-type="float">
            <text:p>2</text:p>
          </table:table-cell>
          <table:table-cell table:formula="of:=BASE([.D122];4)" office:value-type="string" office:string-value="2" calcext:value-type="string">
            <text:p>2</text:p>
          </table:table-cell>
          <table:table-cell table:formula="of:=CONCATENATE([.B122];[.E122])" office:value-type="string" office:string-value="13212" calcext:value-type="string">
            <text:p>13212</text:p>
          </table:table-cell>
          <table:table-cell table:formula="of:=DECIMAL([.F122:.F156];4)" office:value-type="float" office:value="486" calcext:value-type="float">
            <text:p>486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3];4)" office:value-type="string" office:string-value="1322" calcext:value-type="string">
            <text:p>1322</text:p>
          </table:table-cell>
          <table:table-cell table:formula="of:=MOD([.A123];4)" office:value-type="float" office:value="2" calcext:value-type="float">
            <text:p>2</text:p>
          </table:table-cell>
          <table:table-cell table:formula="of:=[.C123]*2" office:value-type="float" office:value="4" calcext:value-type="float">
            <text:p>4</text:p>
          </table:table-cell>
          <table:table-cell table:formula="of:=BASE([.D123];4)" office:value-type="string" office:string-value="10" calcext:value-type="string">
            <text:p>10</text:p>
          </table:table-cell>
          <table:table-cell table:formula="of:=CONCATENATE([.B123];RIGHT([.B123];2))" office:value-type="string" office:string-value="132222" calcext:value-type="string">
            <text:p>132222</text:p>
          </table:table-cell>
          <table:table-cell table:formula="of:=DECIMAL([.F123:.F157];4)" office:value-type="float" office:value="1962" calcext:value-type="float">
            <text:p>196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4];4)" office:value-type="string" office:string-value="1323" calcext:value-type="string">
            <text:p>1323</text:p>
          </table:table-cell>
          <table:table-cell table:formula="of:=MOD([.A124];4)" office:value-type="float" office:value="3" calcext:value-type="float">
            <text:p>3</text:p>
          </table:table-cell>
          <table:table-cell table:formula="of:=[.C124]*2" office:value-type="float" office:value="6" calcext:value-type="float">
            <text:p>6</text:p>
          </table:table-cell>
          <table:table-cell table:formula="of:=BASE([.D124];4)" office:value-type="string" office:string-value="12" calcext:value-type="string">
            <text:p>12</text:p>
          </table:table-cell>
          <table:table-cell table:formula="of:=CONCATENATE([.B124];[.E124])" office:value-type="string" office:string-value="132312" calcext:value-type="string">
            <text:p>132312</text:p>
          </table:table-cell>
          <table:table-cell table:formula="of:=DECIMAL([.F124:.F158];4)" office:value-type="float" office:value="1974" calcext:value-type="float">
            <text:p>197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5];4)" office:value-type="string" office:string-value="1330" calcext:value-type="string">
            <text:p>1330</text:p>
          </table:table-cell>
          <table:table-cell table:formula="of:=MOD([.A125];4)" office:value-type="float" office:value="0" calcext:value-type="float">
            <text:p>0</text:p>
          </table:table-cell>
          <table:table-cell table:formula="of:=[.C125]*2" office:value-type="float" office:value="0" calcext:value-type="float">
            <text:p>0</text:p>
          </table:table-cell>
          <table:table-cell table:formula="of:=BASE([.D125];4)" office:value-type="string" office:string-value="0" calcext:value-type="string">
            <text:p>0</text:p>
          </table:table-cell>
          <table:table-cell table:formula="of:=CONCATENATE([.B125];[.E125])" office:value-type="string" office:string-value="13300" calcext:value-type="string">
            <text:p>13300</text:p>
          </table:table-cell>
          <table:table-cell table:formula="of:=DECIMAL([.F125:.F159];4)"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6];4)" office:value-type="string" office:string-value="1331" calcext:value-type="string">
            <text:p>1331</text:p>
          </table:table-cell>
          <table:table-cell table:formula="of:=MOD([.A126];4)" office:value-type="float" office:value="1" calcext:value-type="float">
            <text:p>1</text:p>
          </table:table-cell>
          <table:table-cell table:formula="of:=[.C126]*2" office:value-type="float" office:value="2" calcext:value-type="float">
            <text:p>2</text:p>
          </table:table-cell>
          <table:table-cell table:formula="of:=BASE([.D126];4)" office:value-type="string" office:string-value="2" calcext:value-type="string">
            <text:p>2</text:p>
          </table:table-cell>
          <table:table-cell table:formula="of:=CONCATENATE([.B126];[.E126])" office:value-type="string" office:string-value="13312" calcext:value-type="string">
            <text:p>13312</text:p>
          </table:table-cell>
          <table:table-cell table:formula="of:=DECIMAL([.F126:.F160];4)"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7];4)" office:value-type="string" office:string-value="1332" calcext:value-type="string">
            <text:p>1332</text:p>
          </table:table-cell>
          <table:table-cell table:formula="of:=MOD([.A127];4)" office:value-type="float" office:value="2" calcext:value-type="float">
            <text:p>2</text:p>
          </table:table-cell>
          <table:table-cell table:formula="of:=[.C127]*2" office:value-type="float" office:value="4" calcext:value-type="float">
            <text:p>4</text:p>
          </table:table-cell>
          <table:table-cell table:formula="of:=BASE([.D127];4)" office:value-type="string" office:string-value="10" calcext:value-type="string">
            <text:p>10</text:p>
          </table:table-cell>
          <table:table-cell table:formula="of:=CONCATENATE([.B127];[.E127])" office:value-type="string" office:string-value="133210" calcext:value-type="string">
            <text:p>133210</text:p>
          </table:table-cell>
          <table:table-cell table:formula="of:=DECIMAL([.F127:.F161];4)"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8];4)" office:value-type="string" office:string-value="1333" calcext:value-type="string">
            <text:p>1333</text:p>
          </table:table-cell>
          <table:table-cell table:formula="of:=MOD([.A128];4)" office:value-type="float" office:value="3" calcext:value-type="float">
            <text:p>3</text:p>
          </table:table-cell>
          <table:table-cell table:formula="of:=[.C128]*2" office:value-type="float" office:value="6" calcext:value-type="float">
            <text:p>6</text:p>
          </table:table-cell>
          <table:table-cell table:formula="of:=BASE([.D128];4)" office:value-type="string" office:string-value="12" calcext:value-type="string">
            <text:p>12</text:p>
          </table:table-cell>
          <table:table-cell table:formula="of:=CONCATENATE([.B128];[.E128])" office:value-type="string" office:string-value="133312" calcext:value-type="string">
            <text:p>133312</text:p>
          </table:table-cell>
          <table:table-cell table:formula="of:=DECIMAL([.F128:.F162];4)" office:value-type="float" office:value="2038" calcext:value-type="float">
            <text:p>203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29];4)" office:value-type="string" office:string-value="2000" calcext:value-type="string">
            <text:p>2000</text:p>
          </table:table-cell>
          <table:table-cell table:formula="of:=MOD([.A129];4)" office:value-type="float" office:value="0" calcext:value-type="float">
            <text:p>0</text:p>
          </table:table-cell>
          <table:table-cell table:formula="of:=[.C129]*2" office:value-type="float" office:value="0" calcext:value-type="float">
            <text:p>0</text:p>
          </table:table-cell>
          <table:table-cell table:formula="of:=BASE([.D129];4)" office:value-type="string" office:string-value="0" calcext:value-type="string">
            <text:p>0</text:p>
          </table:table-cell>
          <table:table-cell table:formula="of:=CONCATENATE([.B129];[.E129])" office:value-type="string" office:string-value="20000" calcext:value-type="string">
            <text:p>20000</text:p>
          </table:table-cell>
          <table:table-cell table:formula="of:=DECIMAL([.F129:.F163];4)"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0];4)" office:value-type="string" office:string-value="2001" calcext:value-type="string">
            <text:p>2001</text:p>
          </table:table-cell>
          <table:table-cell table:formula="of:=MOD([.A130];4)" office:value-type="float" office:value="1" calcext:value-type="float">
            <text:p>1</text:p>
          </table:table-cell>
          <table:table-cell table:formula="of:=[.C130]*2" office:value-type="float" office:value="2" calcext:value-type="float">
            <text:p>2</text:p>
          </table:table-cell>
          <table:table-cell table:formula="of:=BASE([.D130];4)" office:value-type="string" office:string-value="2" calcext:value-type="string">
            <text:p>2</text:p>
          </table:table-cell>
          <table:table-cell table:formula="of:=CONCATENATE([.B130];[.E130])" office:value-type="string" office:string-value="20012" calcext:value-type="string">
            <text:p>20012</text:p>
          </table:table-cell>
          <table:table-cell table:formula="of:=DECIMAL([.F130:.F164];4)"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1];4)" office:value-type="string" office:string-value="2002" calcext:value-type="string">
            <text:p>2002</text:p>
          </table:table-cell>
          <table:table-cell table:formula="of:=MOD([.A131];4)" office:value-type="float" office:value="2" calcext:value-type="float">
            <text:p>2</text:p>
          </table:table-cell>
          <table:table-cell table:formula="of:=[.C131]*2" office:value-type="float" office:value="4" calcext:value-type="float">
            <text:p>4</text:p>
          </table:table-cell>
          <table:table-cell table:formula="of:=BASE([.D131];4)" office:value-type="string" office:string-value="10" calcext:value-type="string">
            <text:p>10</text:p>
          </table:table-cell>
          <table:table-cell table:formula="of:=CONCATENATE([.B131];RIGHT([.B131];2))" office:value-type="string" office:string-value="200202" calcext:value-type="string">
            <text:p>200202</text:p>
          </table:table-cell>
          <table:table-cell table:formula="of:=DECIMAL([.F131:.F165];4)" office:value-type="float" office:value="2082" calcext:value-type="float">
            <text:p>2082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2];4)" office:value-type="string" office:string-value="2003" calcext:value-type="string">
            <text:p>2003</text:p>
          </table:table-cell>
          <table:table-cell table:formula="of:=MOD([.A132];4)" office:value-type="float" office:value="3" calcext:value-type="float">
            <text:p>3</text:p>
          </table:table-cell>
          <table:table-cell table:formula="of:=[.C132]*2" office:value-type="float" office:value="6" calcext:value-type="float">
            <text:p>6</text:p>
          </table:table-cell>
          <table:table-cell table:formula="of:=BASE([.D132];4)" office:value-type="string" office:string-value="12" calcext:value-type="string">
            <text:p>12</text:p>
          </table:table-cell>
          <table:table-cell table:formula="of:=CONCATENATE([.B132];[.E132])" office:value-type="string" office:string-value="200312" calcext:value-type="string">
            <text:p>200312</text:p>
          </table:table-cell>
          <table:table-cell table:formula="of:=DECIMAL([.F132:.F166];4)" office:value-type="float" office:value="2102" calcext:value-type="float">
            <text:p>2102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3];4)" office:value-type="string" office:string-value="2010" calcext:value-type="string">
            <text:p>2010</text:p>
          </table:table-cell>
          <table:table-cell table:formula="of:=MOD([.A133];4)" office:value-type="float" office:value="0" calcext:value-type="float">
            <text:p>0</text:p>
          </table:table-cell>
          <table:table-cell table:formula="of:=[.C133]*2" office:value-type="float" office:value="0" calcext:value-type="float">
            <text:p>0</text:p>
          </table:table-cell>
          <table:table-cell table:formula="of:=BASE([.D133];4)" office:value-type="string" office:string-value="0" calcext:value-type="string">
            <text:p>0</text:p>
          </table:table-cell>
          <table:table-cell table:formula="of:=CONCATENATE([.B133];[.E133])" office:value-type="string" office:string-value="20100" calcext:value-type="string">
            <text:p>20100</text:p>
          </table:table-cell>
          <table:table-cell table:formula="of:=DECIMAL([.F133:.F167];4)"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4];4)" office:value-type="string" office:string-value="2011" calcext:value-type="string">
            <text:p>2011</text:p>
          </table:table-cell>
          <table:table-cell table:formula="of:=MOD([.A134];4)" office:value-type="float" office:value="1" calcext:value-type="float">
            <text:p>1</text:p>
          </table:table-cell>
          <table:table-cell table:formula="of:=[.C134]*2" office:value-type="float" office:value="2" calcext:value-type="float">
            <text:p>2</text:p>
          </table:table-cell>
          <table:table-cell table:formula="of:=BASE([.D134];4)" office:value-type="string" office:string-value="2" calcext:value-type="string">
            <text:p>2</text:p>
          </table:table-cell>
          <table:table-cell table:formula="of:=CONCATENATE([.B134];[.E134])" office:value-type="string" office:string-value="20112" calcext:value-type="string">
            <text:p>20112</text:p>
          </table:table-cell>
          <table:table-cell table:formula="of:=DECIMAL([.F134:.F168];4)"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5];4)" office:value-type="string" office:string-value="2012" calcext:value-type="string">
            <text:p>2012</text:p>
          </table:table-cell>
          <table:table-cell table:formula="of:=MOD([.A135];4)" office:value-type="float" office:value="2" calcext:value-type="float">
            <text:p>2</text:p>
          </table:table-cell>
          <table:table-cell table:formula="of:=[.C135]*2" office:value-type="float" office:value="4" calcext:value-type="float">
            <text:p>4</text:p>
          </table:table-cell>
          <table:table-cell table:formula="of:=BASE([.D135];4)" office:value-type="string" office:string-value="10" calcext:value-type="string">
            <text:p>10</text:p>
          </table:table-cell>
          <table:table-cell table:formula="of:=CONCATENATE([.B135];[.E135])" office:value-type="string" office:string-value="201210" calcext:value-type="string">
            <text:p>201210</text:p>
          </table:table-cell>
          <table:table-cell table:formula="of:=DECIMAL([.F135:.F169];4)" office:value-type="float" office:value="2148" calcext:value-type="float">
            <text:p>2148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6];4)" office:value-type="string" office:string-value="2013" calcext:value-type="string">
            <text:p>2013</text:p>
          </table:table-cell>
          <table:table-cell table:formula="of:=MOD([.A136];4)" office:value-type="float" office:value="3" calcext:value-type="float">
            <text:p>3</text:p>
          </table:table-cell>
          <table:table-cell table:formula="of:=[.C136]*2" office:value-type="float" office:value="6" calcext:value-type="float">
            <text:p>6</text:p>
          </table:table-cell>
          <table:table-cell table:formula="of:=BASE([.D136];4)" office:value-type="string" office:string-value="12" calcext:value-type="string">
            <text:p>12</text:p>
          </table:table-cell>
          <table:table-cell table:formula="of:=CONCATENATE([.B136];[.E136])" office:value-type="string" office:string-value="201312" calcext:value-type="string">
            <text:p>201312</text:p>
          </table:table-cell>
          <table:table-cell table:formula="of:=DECIMAL([.F136:.F170];4)" office:value-type="float" office:value="2166" calcext:value-type="float">
            <text:p>216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7];4)" office:value-type="string" office:string-value="2020" calcext:value-type="string">
            <text:p>2020</text:p>
          </table:table-cell>
          <table:table-cell table:formula="of:=MOD([.A137];4)" office:value-type="float" office:value="0" calcext:value-type="float">
            <text:p>0</text:p>
          </table:table-cell>
          <table:table-cell table:formula="of:=[.C137]*2" office:value-type="float" office:value="0" calcext:value-type="float">
            <text:p>0</text:p>
          </table:table-cell>
          <table:table-cell table:formula="of:=BASE([.D137];4)" office:value-type="string" office:string-value="0" calcext:value-type="string">
            <text:p>0</text:p>
          </table:table-cell>
          <table:table-cell table:formula="of:=CONCATENATE([.B137];RIGHT([.B137];2))" office:value-type="string" office:string-value="202020" calcext:value-type="string">
            <text:p>202020</text:p>
          </table:table-cell>
          <table:table-cell table:formula="of:=DECIMAL([.F137:.F171];4)" office:value-type="float" office:value="2184" calcext:value-type="float">
            <text:p>2184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8];4)" office:value-type="string" office:string-value="2021" calcext:value-type="string">
            <text:p>2021</text:p>
          </table:table-cell>
          <table:table-cell table:formula="of:=MOD([.A138];4)" office:value-type="float" office:value="1" calcext:value-type="float">
            <text:p>1</text:p>
          </table:table-cell>
          <table:table-cell table:formula="of:=[.C138]*2" office:value-type="float" office:value="2" calcext:value-type="float">
            <text:p>2</text:p>
          </table:table-cell>
          <table:table-cell table:formula="of:=BASE([.D138];4)" office:value-type="string" office:string-value="2" calcext:value-type="string">
            <text:p>2</text:p>
          </table:table-cell>
          <table:table-cell table:formula="of:=CONCATENATE([.B138];[.E138])" office:value-type="string" office:string-value="20212" calcext:value-type="string">
            <text:p>20212</text:p>
          </table:table-cell>
          <table:table-cell table:formula="of:=DECIMAL([.F138:.F172];4)"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39];4)" office:value-type="string" office:string-value="2022" calcext:value-type="string">
            <text:p>2022</text:p>
          </table:table-cell>
          <table:table-cell table:formula="of:=MOD([.A139];4)" office:value-type="float" office:value="2" calcext:value-type="float">
            <text:p>2</text:p>
          </table:table-cell>
          <table:table-cell table:formula="of:=[.C139]*2" office:value-type="float" office:value="4" calcext:value-type="float">
            <text:p>4</text:p>
          </table:table-cell>
          <table:table-cell table:formula="of:=BASE([.D139];4)" office:value-type="string" office:string-value="10" calcext:value-type="string">
            <text:p>10</text:p>
          </table:table-cell>
          <table:table-cell table:formula="of:=CONCATENATE([.B139];[.E139])" office:value-type="string" office:string-value="202210" calcext:value-type="string">
            <text:p>202210</text:p>
          </table:table-cell>
          <table:table-cell table:formula="of:=DECIMAL([.F139:.F173];4)" office:value-type="float" office:value="2212" calcext:value-type="float">
            <text:p>2212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0];4)" office:value-type="string" office:string-value="2023" calcext:value-type="string">
            <text:p>2023</text:p>
          </table:table-cell>
          <table:table-cell table:formula="of:=MOD([.A140];4)" office:value-type="float" office:value="3" calcext:value-type="float">
            <text:p>3</text:p>
          </table:table-cell>
          <table:table-cell table:formula="of:=[.C140]*2" office:value-type="float" office:value="6" calcext:value-type="float">
            <text:p>6</text:p>
          </table:table-cell>
          <table:table-cell table:formula="of:=BASE([.D140];4)" office:value-type="string" office:string-value="12" calcext:value-type="string">
            <text:p>12</text:p>
          </table:table-cell>
          <table:table-cell table:formula="of:=CONCATENATE([.B140];[.E140])" office:value-type="string" office:string-value="202312" calcext:value-type="string">
            <text:p>202312</text:p>
          </table:table-cell>
          <table:table-cell table:formula="of:=DECIMAL([.F140:.F174];4)" office:value-type="float" office:value="2230" calcext:value-type="float">
            <text:p>223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1];4)" office:value-type="string" office:string-value="2030" calcext:value-type="string">
            <text:p>2030</text:p>
          </table:table-cell>
          <table:table-cell table:formula="of:=MOD([.A141];4)" office:value-type="float" office:value="0" calcext:value-type="float">
            <text:p>0</text:p>
          </table:table-cell>
          <table:table-cell table:formula="of:=[.C141]*2" office:value-type="float" office:value="0" calcext:value-type="float">
            <text:p>0</text:p>
          </table:table-cell>
          <table:table-cell table:formula="of:=BASE([.D141];4)" office:value-type="string" office:string-value="0" calcext:value-type="string">
            <text:p>0</text:p>
          </table:table-cell>
          <table:table-cell table:formula="of:=CONCATENATE([.B141];[.E141])" office:value-type="string" office:string-value="20300" calcext:value-type="string">
            <text:p>20300</text:p>
          </table:table-cell>
          <table:table-cell table:formula="of:=DECIMAL([.F141:.F175];4)" office:value-type="float" office:value="560" calcext:value-type="float">
            <text:p>56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21:44:58.733248878</meta:creation-date>
    <dc:date>2025-11-04T21:53:57.220677203</dc:date>
    <meta:editing-duration>PT8M58S</meta:editing-duration>
    <meta:editing-cycles>1</meta:editing-cycles>
    <meta:document-statistic meta:table-count="1" meta:cell-count="989" meta:object-count="0"/>
    <meta:generator>LibreOffice/25.8.1.1$Linux_X86_64 LibreOffice_project/6493efb0486b5ef4a09f10f25df428a1c89b13aa</meta:generator>
  </office:meta>
</office:document-meta>
</file>